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3" svg:font-family="Arial"/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2" svg:font-family="Arial" style:font-family-generic="swiss"/>
    <style:font-face style:name="ArialMT" svg:font-family="ArialMT" style:font-family-generic="swiss"/>
    <style:font-face style:name="Courier" svg:font-family="Courier" style:font-family-generic="modern" style:font-pitch="fixed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automatic-styles>
    <style:style style:name="Tabla2" style:family="table">
      <style:table-properties style:width="12.495cm" fo:margin-left="0cm" fo:margin-right="0.355cm" table:align="margins"/>
    </style:style>
    <style:style style:name="Tabla2.A" style:family="table-column">
      <style:table-column-properties style:column-width="1.974cm" style:rel-column-width="10352*"/>
    </style:style>
    <style:style style:name="Tabla2.B" style:family="table-column">
      <style:table-column-properties style:column-width="2.54cm" style:rel-column-width="13321*"/>
    </style:style>
    <style:style style:name="Tabla2.C" style:family="table-column">
      <style:table-column-properties style:column-width="3.923cm" style:rel-column-width="20574*"/>
    </style:style>
    <style:style style:name="Tabla2.D" style:family="table-column">
      <style:table-column-properties style:column-width="4.059cm" style:rel-column-width="21288*"/>
    </style:style>
    <style:style style:name="Tabla2.A1" style:family="table-cell">
      <style:table-cell-properties style:vertical-align="middle" fo:padding="0.097cm" fo:border-left="0.002cm solid #000000" fo:border-right="none" fo:border-top="0.002cm solid #000000" fo:border-bottom="none"/>
    </style:style>
    <style:style style:name="Tabla2.D1" style:family="table-cell">
      <style:table-cell-properties style:vertical-align="middle" fo:padding="0.097cm" fo:border-left="0.002cm solid #000000" fo:border-right="0.002cm solid #000000" fo:border-top="0.002cm solid #000000" fo:border-bottom="none"/>
    </style:style>
    <style:style style:name="Tabla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" style:family="table">
      <style:table-properties style:width="12.495cm" fo:margin-left="0cm" fo:margin-right="0.355cm" table:align="margins"/>
    </style:style>
    <style:style style:name="Tabla21.A" style:family="table-column">
      <style:table-column-properties style:column-width="1.974cm" style:rel-column-width="10352*"/>
    </style:style>
    <style:style style:name="Tabla21.B" style:family="table-column">
      <style:table-column-properties style:column-width="2.54cm" style:rel-column-width="13321*"/>
    </style:style>
    <style:style style:name="Tabla21.C" style:family="table-column">
      <style:table-column-properties style:column-width="3.923cm" style:rel-column-width="20574*"/>
    </style:style>
    <style:style style:name="Tabla21.D" style:family="table-column">
      <style:table-column-properties style:column-width="4.059cm" style:rel-column-width="21288*"/>
    </style:style>
    <style:style style:name="Tabla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.D1" style:family="table-cell">
      <style:table-cell-properties style:vertical-align="middle" fo:padding="0.097cm" fo:border="0.002cm solid #000000"/>
    </style:style>
    <style:style style:name="Tabla22" style:family="table">
      <style:table-properties style:width="12.495cm" fo:margin-left="0cm" fo:margin-right="0.355cm" table:align="margins"/>
    </style:style>
    <style:style style:name="Tabla22.A" style:family="table-column">
      <style:table-column-properties style:column-width="1.974cm" style:rel-column-width="10352*"/>
    </style:style>
    <style:style style:name="Tabla22.B" style:family="table-column">
      <style:table-column-properties style:column-width="2.54cm" style:rel-column-width="13321*"/>
    </style:style>
    <style:style style:name="Tabla22.C" style:family="table-column">
      <style:table-column-properties style:column-width="3.923cm" style:rel-column-width="20574*"/>
    </style:style>
    <style:style style:name="Tabla22.D" style:family="table-column">
      <style:table-column-properties style:column-width="4.059cm" style:rel-column-width="21288*"/>
    </style:style>
    <style:style style:name="Tabla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.D1" style:family="table-cell">
      <style:table-cell-properties style:vertical-align="middle" fo:padding="0.097cm" fo:border="0.002cm solid #000000"/>
    </style:style>
    <style:style style:name="Tabla22.2" style:family="table-row">
      <style:table-row-properties style:min-row-height="1.09cm"/>
    </style:style>
    <style:style style:name="Tabla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.C2" style:family="table-cell">
      <style:table-cell-properties fo:padding="0.097cm" fo:border-left="0.002cm solid #000000" fo:border-right="none" fo:border-top="none" fo:border-bottom="0.002cm solid #000000"/>
    </style:style>
    <style:style style:name="Tabla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" style:family="table">
      <style:table-properties style:width="12.495cm" fo:margin-left="0cm" fo:margin-right="0.355cm" table:align="margins"/>
    </style:style>
    <style:style style:name="Tabla24.A" style:family="table-column">
      <style:table-column-properties style:column-width="1.974cm" style:rel-column-width="10352*"/>
    </style:style>
    <style:style style:name="Tabla24.B" style:family="table-column">
      <style:table-column-properties style:column-width="2.54cm" style:rel-column-width="13321*"/>
    </style:style>
    <style:style style:name="Tabla24.C" style:family="table-column">
      <style:table-column-properties style:column-width="3.923cm" style:rel-column-width="20574*"/>
    </style:style>
    <style:style style:name="Tabla24.D" style:family="table-column">
      <style:table-column-properties style:column-width="4.059cm" style:rel-column-width="21288*"/>
    </style:style>
    <style:style style:name="Tabla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.D1" style:family="table-cell">
      <style:table-cell-properties fo:padding="0.097cm" fo:border="0.002cm solid #000000"/>
    </style:style>
    <style:style style:name="Tabla2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" style:family="table">
      <style:table-properties style:width="12.495cm" fo:margin-left="0cm" fo:margin-right="0.355cm" table:align="margins"/>
    </style:style>
    <style:style style:name="Tabla25.A" style:family="table-column">
      <style:table-column-properties style:column-width="1.974cm" style:rel-column-width="10352*"/>
    </style:style>
    <style:style style:name="Tabla25.B" style:family="table-column">
      <style:table-column-properties style:column-width="2.54cm" style:rel-column-width="13321*"/>
    </style:style>
    <style:style style:name="Tabla25.C" style:family="table-column">
      <style:table-column-properties style:column-width="3.923cm" style:rel-column-width="20574*"/>
    </style:style>
    <style:style style:name="Tabla25.D" style:family="table-column">
      <style:table-column-properties style:column-width="4.059cm" style:rel-column-width="21288*"/>
    </style:style>
    <style:style style:name="Tabla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.D1" style:family="table-cell">
      <style:table-cell-properties style:vertical-align="middle" fo:padding="0.097cm" fo:border="0.002cm solid #000000"/>
    </style:style>
    <style:style style:name="Tabla25.2" style:family="table-row">
      <style:table-row-properties style:min-row-height="1.09cm"/>
    </style:style>
    <style:style style:name="Tabla2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.C2" style:family="table-cell">
      <style:table-cell-properties fo:padding="0.097cm" fo:border-left="0.002cm solid #000000" fo:border-right="none" fo:border-top="none" fo:border-bottom="0.002cm solid #000000"/>
    </style:style>
    <style:style style:name="Tabla2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" style:family="table">
      <style:table-properties style:width="12.494cm" fo:margin-left="0.011cm" fo:margin-right="0.346cm" table:align="margins"/>
    </style:style>
    <style:style style:name="Tabla26.A" style:family="table-column">
      <style:table-column-properties style:column-width="1.947cm" style:rel-column-width="10214*"/>
    </style:style>
    <style:style style:name="Tabla26.B" style:family="table-column">
      <style:table-column-properties style:column-width="2.473cm" style:rel-column-width="12971*"/>
    </style:style>
    <style:style style:name="Tabla26.C" style:family="table-column">
      <style:table-column-properties style:column-width="3.972cm" style:rel-column-width="20836*"/>
    </style:style>
    <style:style style:name="Tabla26.D" style:family="table-column">
      <style:table-column-properties style:column-width="4.101cm" style:rel-column-width="21514*"/>
    </style:style>
    <style:style style:name="Tabla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.D1" style:family="table-cell">
      <style:table-cell-properties style:vertical-align="middle" fo:padding="0.097cm" fo:border="0.002cm solid #000000"/>
    </style:style>
    <style:style style:name="Tabla2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7" style:family="table">
      <style:table-properties style:width="12.495cm" fo:margin-left="0cm" fo:margin-right="0.355cm" table:align="margins"/>
    </style:style>
    <style:style style:name="Tabla27.A" style:family="table-column">
      <style:table-column-properties style:column-width="1.974cm" style:rel-column-width="10352*"/>
    </style:style>
    <style:style style:name="Tabla27.B" style:family="table-column">
      <style:table-column-properties style:column-width="2.54cm" style:rel-column-width="13321*"/>
    </style:style>
    <style:style style:name="Tabla27.C" style:family="table-column">
      <style:table-column-properties style:column-width="3.923cm" style:rel-column-width="20574*"/>
    </style:style>
    <style:style style:name="Tabla27.D" style:family="table-column">
      <style:table-column-properties style:column-width="4.059cm" style:rel-column-width="21288*"/>
    </style:style>
    <style:style style:name="Tabla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.D1" style:family="table-cell">
      <style:table-cell-properties style:vertical-align="middle" fo:padding="0.097cm" fo:border="0.002cm solid #000000"/>
    </style:style>
    <style:style style:name="Tabla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8" style:family="table">
      <style:table-properties style:width="12.495cm" fo:margin-left="0cm" fo:margin-right="0.355cm" table:align="margins"/>
    </style:style>
    <style:style style:name="Tabla28.A" style:family="table-column">
      <style:table-column-properties style:column-width="1.974cm" style:rel-column-width="10352*"/>
    </style:style>
    <style:style style:name="Tabla28.B" style:family="table-column">
      <style:table-column-properties style:column-width="2.54cm" style:rel-column-width="13321*"/>
    </style:style>
    <style:style style:name="Tabla28.C" style:family="table-column">
      <style:table-column-properties style:column-width="3.923cm" style:rel-column-width="20574*"/>
    </style:style>
    <style:style style:name="Tabla28.D" style:family="table-column">
      <style:table-column-properties style:column-width="4.059cm" style:rel-column-width="21288*"/>
    </style:style>
    <style:style style:name="Tabla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.D1" style:family="table-cell">
      <style:table-cell-properties style:vertical-align="middle" fo:padding="0.097cm" fo:border="0.002cm solid #000000"/>
    </style:style>
    <style:style style:name="Tabla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9" style:family="table">
      <style:table-properties style:width="12.518cm" fo:margin-left="0cm" fo:margin-right="0.332cm" table:align="margins"/>
    </style:style>
    <style:style style:name="Tabla29.A" style:family="table-column">
      <style:table-column-properties style:column-width="1.972cm" style:rel-column-width="10323*"/>
    </style:style>
    <style:style style:name="Tabla29.B" style:family="table-column">
      <style:table-column-properties style:column-width="2.494cm" style:rel-column-width="13057*"/>
    </style:style>
    <style:style style:name="Tabla29.C" style:family="table-column">
      <style:table-column-properties style:column-width="3.969cm" style:rel-column-width="20776*"/>
    </style:style>
    <style:style style:name="Tabla29.D" style:family="table-column">
      <style:table-column-properties style:column-width="4.083cm" style:rel-column-width="21379*"/>
    </style:style>
    <style:style style:name="Tabla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9.D1" style:family="table-cell">
      <style:table-cell-properties fo:padding="0.097cm" fo:border="0.002cm solid #000000"/>
    </style:style>
    <style:style style:name="Tabla2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.C2" style:family="table-cell">
      <style:table-cell-properties fo:padding="0.097cm" fo:border-left="0.002cm solid #000000" fo:border-right="none" fo:border-top="none" fo:border-bottom="0.002cm solid #000000"/>
    </style:style>
    <style:style style:name="Tabla2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" style:family="table">
      <style:table-properties style:width="12.518cm" fo:margin-left="0cm" fo:margin-right="0.332cm" table:align="margins"/>
    </style:style>
    <style:style style:name="Tabla30.A" style:family="table-column">
      <style:table-column-properties style:column-width="1.972cm" style:rel-column-width="10323*"/>
    </style:style>
    <style:style style:name="Tabla30.B" style:family="table-column">
      <style:table-column-properties style:column-width="2.494cm" style:rel-column-width="13057*"/>
    </style:style>
    <style:style style:name="Tabla30.C" style:family="table-column">
      <style:table-column-properties style:column-width="3.969cm" style:rel-column-width="20776*"/>
    </style:style>
    <style:style style:name="Tabla30.D" style:family="table-column">
      <style:table-column-properties style:column-width="4.083cm" style:rel-column-width="21379*"/>
    </style:style>
    <style:style style:name="Tabla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0.D1" style:family="table-cell">
      <style:table-cell-properties fo:padding="0.097cm" fo:border="0.002cm solid #000000"/>
    </style:style>
    <style:style style:name="Tabla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.C2" style:family="table-cell">
      <style:table-cell-properties fo:padding="0.097cm" fo:border-left="0.002cm solid #000000" fo:border-right="none" fo:border-top="none" fo:border-bottom="0.002cm solid #000000"/>
    </style:style>
    <style:style style:name="Tabla3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" style:family="table">
      <style:table-properties style:width="12.495cm" fo:margin-left="0cm" fo:margin-right="0.355cm" table:align="margins"/>
    </style:style>
    <style:style style:name="Tabla31.A" style:family="table-column">
      <style:table-column-properties style:column-width="1.974cm" style:rel-column-width="10352*"/>
    </style:style>
    <style:style style:name="Tabla31.B" style:family="table-column">
      <style:table-column-properties style:column-width="2.54cm" style:rel-column-width="13321*"/>
    </style:style>
    <style:style style:name="Tabla31.C" style:family="table-column">
      <style:table-column-properties style:column-width="3.923cm" style:rel-column-width="20574*"/>
    </style:style>
    <style:style style:name="Tabla31.D" style:family="table-column">
      <style:table-column-properties style:column-width="4.059cm" style:rel-column-width="21288*"/>
    </style:style>
    <style:style style:name="Tabla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.D1" style:family="table-cell">
      <style:table-cell-properties style:vertical-align="middle" fo:padding="0.097cm" fo:border="0.002cm solid #000000"/>
    </style:style>
    <style:style style:name="Tabla34" style:family="table">
      <style:table-properties style:width="12.495cm" fo:margin-left="0cm" fo:margin-right="0.355cm" table:align="margins"/>
    </style:style>
    <style:style style:name="Tabla34.A" style:family="table-column">
      <style:table-column-properties style:column-width="1.974cm" style:rel-column-width="10352*"/>
    </style:style>
    <style:style style:name="Tabla34.B" style:family="table-column">
      <style:table-column-properties style:column-width="2.54cm" style:rel-column-width="13321*"/>
    </style:style>
    <style:style style:name="Tabla34.C" style:family="table-column">
      <style:table-column-properties style:column-width="3.923cm" style:rel-column-width="20574*"/>
    </style:style>
    <style:style style:name="Tabla34.D" style:family="table-column">
      <style:table-column-properties style:column-width="4.059cm" style:rel-column-width="21288*"/>
    </style:style>
    <style:style style:name="Tabla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.D1" style:family="table-cell">
      <style:table-cell-properties style:vertical-align="middle" fo:padding="0.097cm" fo:border="0.002cm solid #000000"/>
    </style:style>
    <style:style style:name="Tabla38" style:family="table">
      <style:table-properties style:width="12.495cm" fo:margin-left="0cm" fo:margin-right="0.355cm" table:align="margins"/>
    </style:style>
    <style:style style:name="Tabla38.A" style:family="table-column">
      <style:table-column-properties style:column-width="1.974cm" style:rel-column-width="10352*"/>
    </style:style>
    <style:style style:name="Tabla38.B" style:family="table-column">
      <style:table-column-properties style:column-width="2.54cm" style:rel-column-width="13321*"/>
    </style:style>
    <style:style style:name="Tabla38.C" style:family="table-column">
      <style:table-column-properties style:column-width="3.923cm" style:rel-column-width="20574*"/>
    </style:style>
    <style:style style:name="Tabla38.D" style:family="table-column">
      <style:table-column-properties style:column-width="4.059cm" style:rel-column-width="21288*"/>
    </style:style>
    <style:style style:name="Tabla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.D1" style:family="table-cell">
      <style:table-cell-properties style:vertical-align="middle" fo:padding="0.097cm" fo:border="0.002cm solid #000000"/>
    </style:style>
    <style:style style:name="Tabla48" style:family="table">
      <style:table-properties style:width="12.495cm" fo:margin-left="0cm" fo:margin-right="0.355cm" table:align="margins"/>
    </style:style>
    <style:style style:name="Tabla48.A" style:family="table-column">
      <style:table-column-properties style:column-width="1.974cm" style:rel-column-width="10352*"/>
    </style:style>
    <style:style style:name="Tabla48.B" style:family="table-column">
      <style:table-column-properties style:column-width="2.54cm" style:rel-column-width="13321*"/>
    </style:style>
    <style:style style:name="Tabla48.C" style:family="table-column">
      <style:table-column-properties style:column-width="3.923cm" style:rel-column-width="20574*"/>
    </style:style>
    <style:style style:name="Tabla48.D" style:family="table-column">
      <style:table-column-properties style:column-width="4.059cm" style:rel-column-width="21288*"/>
    </style:style>
    <style:style style:name="Tabla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8.D1" style:family="table-cell">
      <style:table-cell-properties style:vertical-align="middle" fo:padding="0.097cm" fo:border="0.002cm solid #000000"/>
    </style:style>
    <style:style style:name="Tabla49" style:family="table">
      <style:table-properties style:width="12.495cm" fo:margin-left="0cm" fo:margin-right="0.355cm" table:align="margins"/>
    </style:style>
    <style:style style:name="Tabla49.A" style:family="table-column">
      <style:table-column-properties style:column-width="1.974cm" style:rel-column-width="10352*"/>
    </style:style>
    <style:style style:name="Tabla49.B" style:family="table-column">
      <style:table-column-properties style:column-width="2.54cm" style:rel-column-width="13321*"/>
    </style:style>
    <style:style style:name="Tabla49.C" style:family="table-column">
      <style:table-column-properties style:column-width="3.923cm" style:rel-column-width="20574*"/>
    </style:style>
    <style:style style:name="Tabla49.D" style:family="table-column">
      <style:table-column-properties style:column-width="4.059cm" style:rel-column-width="21288*"/>
    </style:style>
    <style:style style:name="Tabla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9.D1" style:family="table-cell">
      <style:table-cell-properties style:vertical-align="middle" fo:padding="0.097cm" fo:border="0.002cm solid #000000"/>
    </style:style>
    <style:style style:name="Tabla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51" style:family="table">
      <style:table-properties style:width="12.518cm" fo:margin-left="0cm" fo:margin-right="0.332cm" table:align="margins"/>
    </style:style>
    <style:style style:name="Tabla51.A" style:family="table-column">
      <style:table-column-properties style:column-width="1.972cm" style:rel-column-width="10323*"/>
    </style:style>
    <style:style style:name="Tabla51.B" style:family="table-column">
      <style:table-column-properties style:column-width="2.494cm" style:rel-column-width="13057*"/>
    </style:style>
    <style:style style:name="Tabla51.C" style:family="table-column">
      <style:table-column-properties style:column-width="3.969cm" style:rel-column-width="20776*"/>
    </style:style>
    <style:style style:name="Tabla51.D" style:family="table-column">
      <style:table-column-properties style:column-width="4.083cm" style:rel-column-width="21379*"/>
    </style:style>
    <style:style style:name="Tabla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1.D1" style:family="table-cell">
      <style:table-cell-properties style:vertical-align="middle" fo:padding="0.097cm" fo:border="0.002cm solid #000000"/>
    </style:style>
    <style:style style:name="Tabla52" style:family="table">
      <style:table-properties style:width="12.518cm" fo:margin-left="0cm" fo:margin-right="0.332cm" table:align="margins"/>
    </style:style>
    <style:style style:name="Tabla52.A" style:family="table-column">
      <style:table-column-properties style:column-width="1.972cm" style:rel-column-width="10323*"/>
    </style:style>
    <style:style style:name="Tabla52.B" style:family="table-column">
      <style:table-column-properties style:column-width="2.494cm" style:rel-column-width="13057*"/>
    </style:style>
    <style:style style:name="Tabla52.C" style:family="table-column">
      <style:table-column-properties style:column-width="3.969cm" style:rel-column-width="20776*"/>
    </style:style>
    <style:style style:name="Tabla52.D" style:family="table-column">
      <style:table-column-properties style:column-width="4.083cm" style:rel-column-width="21379*"/>
    </style:style>
    <style:style style:name="Tabla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2.D1" style:family="table-cell">
      <style:table-cell-properties style:vertical-align="middle" fo:padding="0.097cm" fo:border="0.002cm solid #000000"/>
    </style:style>
    <style:style style:name="Tabla53" style:family="table">
      <style:table-properties style:width="12.495cm" fo:margin-left="0cm" fo:margin-right="0.355cm" table:align="margins"/>
    </style:style>
    <style:style style:name="Tabla53.A" style:family="table-column">
      <style:table-column-properties style:column-width="1.974cm" style:rel-column-width="10352*"/>
    </style:style>
    <style:style style:name="Tabla53.B" style:family="table-column">
      <style:table-column-properties style:column-width="2.54cm" style:rel-column-width="13321*"/>
    </style:style>
    <style:style style:name="Tabla53.C" style:family="table-column">
      <style:table-column-properties style:column-width="3.923cm" style:rel-column-width="20574*"/>
    </style:style>
    <style:style style:name="Tabla53.D" style:family="table-column">
      <style:table-column-properties style:column-width="4.059cm" style:rel-column-width="21288*"/>
    </style:style>
    <style:style style:name="Tabla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3.D1" style:family="table-cell">
      <style:table-cell-properties style:vertical-align="middle" fo:padding="0.097cm" fo:border="0.002cm solid #000000"/>
    </style:style>
    <style:style style:name="Tabla5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3.C2" style:family="table-cell">
      <style:table-cell-properties fo:padding="0.097cm" fo:border-left="0.002cm solid #000000" fo:border-right="none" fo:border-top="none" fo:border-bottom="0.002cm solid #000000"/>
    </style:style>
    <style:style style:name="Tabla5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4" style:family="table">
      <style:table-properties style:width="12.495cm" fo:margin-left="0cm" fo:margin-right="0.355cm" table:align="margins"/>
    </style:style>
    <style:style style:name="Tabla54.A" style:family="table-column">
      <style:table-column-properties style:column-width="1.974cm" style:rel-column-width="10352*"/>
    </style:style>
    <style:style style:name="Tabla54.B" style:family="table-column">
      <style:table-column-properties style:column-width="2.54cm" style:rel-column-width="13321*"/>
    </style:style>
    <style:style style:name="Tabla54.C" style:family="table-column">
      <style:table-column-properties style:column-width="3.923cm" style:rel-column-width="20574*"/>
    </style:style>
    <style:style style:name="Tabla54.D" style:family="table-column">
      <style:table-column-properties style:column-width="4.059cm" style:rel-column-width="21288*"/>
    </style:style>
    <style:style style:name="Tabla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4.D1" style:family="table-cell">
      <style:table-cell-properties style:vertical-align="middle" fo:padding="0.097cm" fo:border="0.002cm solid #000000"/>
    </style:style>
    <style:style style:name="Tabla5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4.C2" style:family="table-cell">
      <style:table-cell-properties fo:padding="0.097cm" fo:border-left="0.002cm solid #000000" fo:border-right="none" fo:border-top="none" fo:border-bottom="0.002cm solid #000000"/>
    </style:style>
    <style:style style:name="Tabla5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5" style:family="table">
      <style:table-properties style:width="12.495cm" fo:margin-left="0cm" fo:margin-right="0.355cm" table:align="margins"/>
    </style:style>
    <style:style style:name="Tabla55.A" style:family="table-column">
      <style:table-column-properties style:column-width="1.974cm" style:rel-column-width="10352*"/>
    </style:style>
    <style:style style:name="Tabla55.B" style:family="table-column">
      <style:table-column-properties style:column-width="2.54cm" style:rel-column-width="13321*"/>
    </style:style>
    <style:style style:name="Tabla55.C" style:family="table-column">
      <style:table-column-properties style:column-width="3.923cm" style:rel-column-width="20574*"/>
    </style:style>
    <style:style style:name="Tabla55.D" style:family="table-column">
      <style:table-column-properties style:column-width="4.059cm" style:rel-column-width="21288*"/>
    </style:style>
    <style:style style:name="Tabla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5.D1" style:family="table-cell">
      <style:table-cell-properties style:vertical-align="middle" fo:padding="0.097cm" fo:border="0.002cm solid #000000"/>
    </style:style>
    <style:style style:name="Tabla5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5.C2" style:family="table-cell">
      <style:table-cell-properties fo:padding="0.097cm" fo:border-left="0.002cm solid #000000" fo:border-right="none" fo:border-top="none" fo:border-bottom="0.002cm solid #000000"/>
    </style:style>
    <style:style style:name="Tabla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6" style:family="table">
      <style:table-properties style:width="12.564cm" fo:margin-left="0cm" fo:margin-right="0.286cm" table:align="margins"/>
    </style:style>
    <style:style style:name="Tabla56.A" style:family="table-column">
      <style:table-column-properties style:column-width="1.972cm" style:rel-column-width="10286*"/>
    </style:style>
    <style:style style:name="Tabla56.B" style:family="table-column">
      <style:table-column-properties style:column-width="2.494cm" style:rel-column-width="13009*"/>
    </style:style>
    <style:style style:name="Tabla56.C" style:family="table-column">
      <style:table-column-properties style:column-width="3.948cm" style:rel-column-width="20590*"/>
    </style:style>
    <style:style style:name="Tabla56.D" style:family="table-column">
      <style:table-column-properties style:column-width="4.15cm" style:rel-column-width="21650*"/>
    </style:style>
    <style:style style:name="Tabla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6.D1" style:family="table-cell">
      <style:table-cell-properties style:vertical-align="middle" fo:padding="0.097cm" fo:border="0.002cm solid #000000"/>
    </style:style>
    <style:style style:name="Tabla57" style:family="table">
      <style:table-properties style:width="12.564cm" fo:margin-left="0cm" fo:margin-right="0.286cm" table:align="margins"/>
    </style:style>
    <style:style style:name="Tabla57.A" style:family="table-column">
      <style:table-column-properties style:column-width="1.972cm" style:rel-column-width="10286*"/>
    </style:style>
    <style:style style:name="Tabla57.B" style:family="table-column">
      <style:table-column-properties style:column-width="2.494cm" style:rel-column-width="13009*"/>
    </style:style>
    <style:style style:name="Tabla57.C" style:family="table-column">
      <style:table-column-properties style:column-width="3.948cm" style:rel-column-width="20590*"/>
    </style:style>
    <style:style style:name="Tabla57.D" style:family="table-column">
      <style:table-column-properties style:column-width="4.15cm" style:rel-column-width="21650*"/>
    </style:style>
    <style:style style:name="Tabla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7.D1" style:family="table-cell">
      <style:table-cell-properties style:vertical-align="middle" fo:padding="0.097cm" fo:border="0.002cm solid #000000"/>
    </style:style>
    <style:style style:name="Tabla58" style:family="table">
      <style:table-properties style:width="12.495cm" fo:margin-left="0cm" fo:margin-right="0.355cm" table:align="margins"/>
    </style:style>
    <style:style style:name="Tabla58.A" style:family="table-column">
      <style:table-column-properties style:column-width="1.974cm" style:rel-column-width="10352*"/>
    </style:style>
    <style:style style:name="Tabla58.B" style:family="table-column">
      <style:table-column-properties style:column-width="2.54cm" style:rel-column-width="13321*"/>
    </style:style>
    <style:style style:name="Tabla58.C" style:family="table-column">
      <style:table-column-properties style:column-width="3.923cm" style:rel-column-width="20574*"/>
    </style:style>
    <style:style style:name="Tabla58.D" style:family="table-column">
      <style:table-column-properties style:column-width="4.059cm" style:rel-column-width="21288*"/>
    </style:style>
    <style:style style:name="Tabla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8.D1" style:family="table-cell">
      <style:table-cell-properties style:vertical-align="middle" fo:padding="0.097cm" fo:border="0.002cm solid #000000"/>
    </style:style>
    <style:style style:name="Tabla58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58.C3" style:family="table-cell">
      <style:table-cell-properties fo:padding="0.097cm" fo:border-left="0.002cm solid #000000" fo:border-right="none" fo:border-top="none" fo:border-bottom="0.002cm solid #000000"/>
    </style:style>
    <style:style style:name="Tabla58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9" style:family="table">
      <style:table-properties style:width="12.518cm" fo:margin-left="0cm" fo:margin-right="0.332cm" table:align="margins"/>
    </style:style>
    <style:style style:name="Tabla59.A" style:family="table-column">
      <style:table-column-properties style:column-width="1.972cm" style:rel-column-width="10323*"/>
    </style:style>
    <style:style style:name="Tabla59.B" style:family="table-column">
      <style:table-column-properties style:column-width="2.494cm" style:rel-column-width="13057*"/>
    </style:style>
    <style:style style:name="Tabla59.C" style:family="table-column">
      <style:table-column-properties style:column-width="3.969cm" style:rel-column-width="20776*"/>
    </style:style>
    <style:style style:name="Tabla59.D" style:family="table-column">
      <style:table-column-properties style:column-width="4.083cm" style:rel-column-width="21379*"/>
    </style:style>
    <style:style style:name="Tabla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9.D1" style:family="table-cell">
      <style:table-cell-properties fo:padding="0.097cm" fo:border="0.002cm solid #000000"/>
    </style:style>
    <style:style style:name="Tabla5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0" style:family="table">
      <style:table-properties style:width="12.495cm" fo:margin-left="0cm" fo:margin-right="0.355cm" table:align="margins"/>
    </style:style>
    <style:style style:name="Tabla60.A" style:family="table-column">
      <style:table-column-properties style:column-width="1.974cm" style:rel-column-width="10352*"/>
    </style:style>
    <style:style style:name="Tabla60.B" style:family="table-column">
      <style:table-column-properties style:column-width="2.54cm" style:rel-column-width="13321*"/>
    </style:style>
    <style:style style:name="Tabla60.C" style:family="table-column">
      <style:table-column-properties style:column-width="3.923cm" style:rel-column-width="20574*"/>
    </style:style>
    <style:style style:name="Tabla60.D" style:family="table-column">
      <style:table-column-properties style:column-width="4.059cm" style:rel-column-width="21288*"/>
    </style:style>
    <style:style style:name="Tabla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0.D1" style:family="table-cell">
      <style:table-cell-properties style:vertical-align="middle" fo:padding="0.097cm" fo:border="0.002cm solid #000000"/>
    </style:style>
    <style:style style:name="Tabla61" style:family="table">
      <style:table-properties style:width="12.518cm" fo:margin-left="0cm" fo:margin-right="0.332cm" table:align="margins"/>
    </style:style>
    <style:style style:name="Tabla61.A" style:family="table-column">
      <style:table-column-properties style:column-width="1.972cm" style:rel-column-width="10323*"/>
    </style:style>
    <style:style style:name="Tabla61.B" style:family="table-column">
      <style:table-column-properties style:column-width="2.494cm" style:rel-column-width="13057*"/>
    </style:style>
    <style:style style:name="Tabla61.C" style:family="table-column">
      <style:table-column-properties style:column-width="3.969cm" style:rel-column-width="20776*"/>
    </style:style>
    <style:style style:name="Tabla61.D" style:family="table-column">
      <style:table-column-properties style:column-width="4.083cm" style:rel-column-width="21379*"/>
    </style:style>
    <style:style style:name="Tabla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1.D1" style:family="table-cell">
      <style:table-cell-properties fo:padding="0.097cm" fo:border="0.002cm solid #000000"/>
    </style:style>
    <style:style style:name="Tabla62" style:family="table">
      <style:table-properties style:width="12.518cm" fo:margin-left="0cm" fo:margin-right="0.332cm" table:align="margins"/>
    </style:style>
    <style:style style:name="Tabla62.A" style:family="table-column">
      <style:table-column-properties style:column-width="1.972cm" style:rel-column-width="10323*"/>
    </style:style>
    <style:style style:name="Tabla62.B" style:family="table-column">
      <style:table-column-properties style:column-width="2.494cm" style:rel-column-width="13057*"/>
    </style:style>
    <style:style style:name="Tabla62.C" style:family="table-column">
      <style:table-column-properties style:column-width="3.969cm" style:rel-column-width="20776*"/>
    </style:style>
    <style:style style:name="Tabla62.D" style:family="table-column">
      <style:table-column-properties style:column-width="4.083cm" style:rel-column-width="21379*"/>
    </style:style>
    <style:style style:name="Tabla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2.D1" style:family="table-cell">
      <style:table-cell-properties fo:padding="0.097cm" fo:border="0.002cm solid #000000"/>
    </style:style>
    <style:style style:name="Tabla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2.C2" style:family="table-cell">
      <style:table-cell-properties fo:padding="0.097cm" fo:border-left="0.002cm solid #000000" fo:border-right="none" fo:border-top="none" fo:border-bottom="0.002cm solid #000000"/>
    </style:style>
    <style:style style:name="Tabla6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00%"/>
      <style:text-properties style:font-name="Arial" fo:font-size="10pt" style:font-name-asian="Arial" style:font-size-asian="10pt" style:font-size-complex="10pt"/>
    </style:style>
    <style:style style:name="P2" style:family="paragraph" style:parent-style-name="Standard">
      <style:paragraph-properties fo:line-height="100%" fo:text-align="start" style:justify-single-word="false"/>
      <style:text-properties style:font-name="Arial" fo:font-size="10pt" style:font-name-asian="Arial" style:font-size-asian="10pt" style:font-size-complex="10pt"/>
    </style:style>
    <style:style style:name="P3" style:family="paragraph" style:parent-style-name="Standard">
      <style:paragraph-properties fo:line-height="100%" fo:text-align="center" style:justify-single-word="false"/>
      <style:text-properties style:font-name="Arial" fo:font-size="10pt" style:font-name-asian="Arial" style:font-size-asian="10pt" style:font-size-complex="10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5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6" style:family="paragraph" style:parent-style-name="Standard">
      <style:paragraph-properties fo:line-height="10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10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10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line-height="10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line-height="100%"/>
    </style:style>
    <style:style style:name="P11" style:family="paragraph" style:parent-style-name="Standard">
      <style:paragraph-properties fo:line-height="100%" fo:text-align="center" style:justify-single-word="false"/>
    </style:style>
    <style:style style:name="P12" style:family="paragraph" style:parent-style-name="Text_20_body">
      <style:paragraph-properties fo:line-height="100%" fo:text-align="center" style:justify-single-word="false"/>
      <style:text-properties style:font-name="Arial" fo:font-size="10pt" style:font-name-asian="Arial" style:font-size-asian="10pt" style:font-size-complex="10pt"/>
    </style:style>
    <style:style style:name="P13" style:family="paragraph" style:parent-style-name="Table_20_Contents">
      <style:paragraph-properties fo:line-height="100%"/>
      <style:text-properties style:font-name="Arial" fo:font-size="10pt" style:font-name-asian="Arial" style:font-size-asian="10pt" style:font-size-complex="10pt"/>
    </style:style>
    <style:style style:name="P14" style:family="paragraph" style:parent-style-name="Table_20_Contents">
      <style:paragraph-properties fo:line-height="10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line-height="10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6" style:family="paragraph" style:parent-style-name="Table_20_Contents">
      <style:paragraph-properties fo:line-height="10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line-height="100%"/>
      <style:text-properties style:font-name="Arial" fo:font-size="12pt" style:font-name-asian="Hiragino Maru Gothic Pro" style:font-size-asian="12pt" style:font-size-complex="12pt"/>
    </style:style>
    <style:style style:name="P18" style:family="paragraph" style:parent-style-name="Table_20_Contents">
      <style:paragraph-properties fo:line-height="100%"/>
      <style:text-properties fo:color="#000000" style:font-name="Arial" fo:font-size="10pt" style:font-name-asian="Arial" style:font-size-asian="10pt" style:font-size-complex="10pt"/>
    </style:style>
    <style:style style:name="P19" style:family="paragraph" style:parent-style-name="Table_20_Contents">
      <style:paragraph-properties fo:line-height="10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20" style:family="paragraph" style:parent-style-name="Table_20_Contents">
      <style:paragraph-properties fo:line-height="10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line-height="10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line-height="10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fo:line-height="10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24" style:family="paragraph" style:parent-style-name="Table_20_Contents">
      <style:paragraph-properties fo:line-height="100%" fo:text-align="start" style:justify-single-word="false"/>
      <style:text-properties fo:color="#000000" style:font-name="Arial" fo:font-size="12pt" style:font-name-asian="Hiragino Maru Gothic Pro" style:font-size-asian="12pt" style:font-size-complex="12pt"/>
    </style:style>
    <style:style style:name="P25" style:family="paragraph" style:parent-style-name="Table_20_Contents">
      <style:paragraph-properties fo:line-height="100%"/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26" style:family="paragraph" style:parent-style-name="Table_20_Contents">
      <style:paragraph-properties fo:line-height="100%" fo:text-align="start" style:justify-single-word="false"/>
      <style:text-properties fo:color="#000000" style:font-name="Hiragino Maru Gothic Pro" fo:font-size="12pt" style:font-name-asian="Hiragino Maru Gothic Pro" style:font-size-asian="12pt" style:font-size-complex="12pt"/>
    </style:style>
    <style:style style:name="P27" style:family="paragraph" style:parent-style-name="Table_20_Contents">
      <style:paragraph-properties fo:line-height="10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line-height="10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line-height="100%"/>
      <style:text-properties fo:color="#0099ff" style:font-name="Arial" fo:font-size="10pt" style:font-name-asian="Arial" style:font-size-asian="10pt" style:font-size-complex="10pt"/>
    </style:style>
    <style:style style:name="P30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31" style:family="paragraph" style:parent-style-name="Table_20_Contents">
      <style:paragraph-properties fo:line-height="100%"/>
      <style:text-properties style:use-window-font-color="true" style:font-name="Arial" fo:font-size="10pt" style:font-name-asian="Arial" style:font-size-asian="10pt" style:font-size-complex="10pt"/>
    </style:style>
    <style:style style:name="P32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33" style:family="paragraph" style:parent-style-name="Table_20_Contents">
      <style:paragraph-properties fo:line-height="10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line-height="100%"/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35" style:family="paragraph" style:parent-style-name="Table_20_Contents">
      <style:paragraph-properties fo:line-height="100%"/>
    </style:style>
    <style:style style:name="P36" style:family="paragraph" style:parent-style-name="Table_20_Contents">
      <style:paragraph-properties fo:line-height="100%"/>
      <style:text-properties fo:color="#80808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line-height="100%" fo:text-align="center" style:justify-single-word="false"/>
      <style:text-properties fo:font-weight="bold" style:font-weight-asian="bold" style:font-weight-complex="bold"/>
    </style:style>
    <style:style style:name="P38" style:family="paragraph" style:parent-style-name="Standard">
      <style:paragraph-properties fo:line-height="100%" fo:text-align="center" style:justify-single-word="false"/>
      <style:text-properties fo:font-variant="normal" fo:text-transform="none" fo:color="#000000" style:font-name="Arial" fo:font-size="10pt" fo:letter-spacing="normal" fo:font-weight="normal" style:font-name-asian="Arial3" style:font-size-asian="12.75pt" style:font-style-asian="normal" style:font-weight-asian="normal" style:font-size-complex="10pt" style:font-weight-complex="normal"/>
    </style:style>
    <style:style style:name="P39" style:family="paragraph" style:parent-style-name="Standard">
      <style:paragraph-properties fo:line-height="100%"/>
      <style:text-properties fo:font-variant="normal" fo:text-transform="none" fo:color="#000000" fo:letter-spacing="normal" style:font-name-asian="Arial3" style:font-size-asian="12.75pt" style:font-style-asian="normal" style:font-weight-asian="normal"/>
    </style:style>
    <style:style style:name="P40" style:family="paragraph" style:parent-style-name="Standard">
      <style:paragraph-properties fo:line-height="100%" fo:text-align="start" style:justify-single-word="false"/>
      <style:text-properties style:font-name="Arial" fo:font-size="10pt" style:font-name-asian="Arial" style:font-size-asian="10pt" style:font-size-complex="10pt"/>
    </style:style>
    <style:style style:name="P41" style:family="paragraph" style:parent-style-name="Standard">
      <style:paragraph-properties fo:line-height="10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line-height="10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43" style:family="paragraph" style:parent-style-name="Table_20_Contents">
      <style:paragraph-properties fo:line-height="100%"/>
      <style:text-properties style:font-name="Arial" fo:font-size="10pt" style:font-name-asian="Arial" style:font-size-asian="10pt" style:font-size-complex="10pt"/>
    </style:style>
    <style:style style:name="P44" style:family="paragraph" style:parent-style-name="Table_20_Contents">
      <style:paragraph-properties fo:line-height="10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45" style:family="paragraph" style:parent-style-name="Table_20_Contents">
      <style:paragraph-properties fo:line-height="100%"/>
      <style:text-properties fo:color="#000000" style:font-name="Arial" fo:font-size="10pt" style:font-name-asian="Arial" style:font-size-asian="10pt" style:font-size-complex="10pt"/>
    </style:style>
    <style:style style:name="P46" style:family="paragraph" style:parent-style-name="Table_20_Contents">
      <style:paragraph-properties fo:line-height="10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7" style:family="paragraph" style:parent-style-name="Table_20_Contents">
      <style:paragraph-properties fo:line-height="100%"/>
      <style:text-properties fo:font-variant="normal" fo:text-transform="none" fo:color="#000000" style:font-name="Arial" fo:font-size="10pt" fo:letter-spacing="normal" style:font-name-asian="Arial3" style:font-size-asian="12.75pt" style:font-style-asian="normal" style:font-weight-asian="normal" style:font-size-complex="10pt"/>
    </style:style>
    <style:style style:name="P48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10pt" fo:letter-spacing="normal" style:font-name-asian="Arial3" style:font-size-asian="12.75pt" style:font-style-asian="normal" style:font-weight-asian="normal" style:font-size-complex="10pt"/>
    </style:style>
    <style:style style:name="T1" style:family="text">
      <style:text-properties fo:font-size="10pt" style:font-name-asian="Arial" style:font-size-asian="10pt" style:font-size-complex="10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fo:font-size="12pt" fo:font-weight="normal" style:font-name-asian="Hiragino Maru Gothic Pro" style:font-size-asian="12pt" style:font-weight-asian="normal" style:font-size-complex="12pt" style:font-weight-complex="normal"/>
    </style:style>
    <style:style style:name="T6" style:family="text">
      <style:text-properties style:use-window-font-color="true" style:font-name="Hiragino Maru Gothic Pro" fo:font-size="12pt" style:font-name-asian="Hiragino Maru Gothic Pro" style:font-size-asian="12pt" style:font-size-complex="12pt"/>
    </style:style>
    <style:style style:name="T7" style:family="text"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8" style:family="text">
      <style:text-properties style:use-window-font-color="true" style:font-name="Hiragino Maru Gothic Pro" fo:font-size="12pt" style:text-underline-style="none" fo:font-weight="normal" style:font-name-asian="Hiragino Maru Gothic Pro" style:font-size-asian="12pt" style:font-weight-asian="normal" style:font-size-complex="12pt" style:font-weight-complex="normal"/>
    </style:style>
    <style:style style:name="T9" style:family="text">
      <style:text-properties style:use-window-font-color="true" style:text-underline-style="none"/>
    </style:style>
    <style:style style:name="T10" style:family="text">
      <style:text-properties style:use-window-font-color="true" fo:font-weight="normal" style:font-weight-asian="normal" style:font-weight-complex="normal"/>
    </style:style>
    <style:style style:name="T11" style:family="text">
      <style:text-properties fo:color="#000000"/>
    </style:style>
    <style:style style:name="T12" style:family="text">
      <style:text-properties fo:color="#000000" fo:font-weight="normal" style:font-weight-asian="normal" style:font-weight-complex="normal"/>
    </style:style>
    <style:style style:name="T13" style:family="text">
      <style:text-properties fo:color="#000000" fo:font-size="12pt" style:font-name-asian="Hiragino Maru Gothic Pro" style:font-size-asian="12pt" style:font-size-complex="12pt"/>
    </style:style>
    <style:style style:name="T14" style:family="text">
      <style:text-properties fo:color="#000000" fo:font-size="12pt" fo:font-weight="normal" style:font-name-asian="Hiragino Maru Gothic Pro" style:font-size-asian="12pt" style:font-weight-asian="normal" style:font-size-complex="12pt" style:font-weight-complex="normal"/>
    </style:style>
    <style:style style:name="T15" style:family="text">
      <style:text-properties fo:color="#000000" style:font-name="Arial" fo:font-size="10pt" fo:font-style="normal" style:font-name-asian="Arial" style:font-size-asian="10pt" style:font-style-asian="normal" style:font-size-complex="10pt" style:font-style-complex="normal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style:text-underline-style="none"/>
    </style:style>
    <style:style style:name="T18" style:family="text">
      <style:text-properties fo:font-size="12pt" style:font-name-asian="Hiragino Maru Gothic Pro" style:font-size-asian="12pt" style:font-size-complex="12pt"/>
    </style:style>
    <style:style style:name="T19" style:family="text">
      <style:text-properties fo:font-size="12pt" fo:font-weight="normal" style:font-name-asian="Hiragino Maru Gothic Pro" style:font-size-asian="12pt" style:font-weight-asian="normal" style:font-size-complex="12pt" style:font-weight-complex="normal"/>
    </style:style>
    <style:style style:name="T20" style:family="text">
      <style:text-properties style:font-name="Arial" fo:font-size="10pt" style:font-name-asian="Arial" style:font-size-asian="10pt" style:font-size-complex="10pt"/>
    </style:style>
    <style:style style:name="T21" style:family="text">
      <style:text-properties style:font-name="Hiragino Maru Gothic Pro" fo:font-size="12pt" style:font-name-asian="Hiragino Maru Gothic Pro" style:font-size-asian="12pt" style:font-size-complex="12pt"/>
    </style:style>
    <style:style style:name="T22" style:family="text">
      <style:text-properties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23" style:family="text">
      <style:text-properties style:font-name-asian="Hiragino Maru Gothic Pro"/>
    </style:style>
    <style:style style:name="T24" style:family="text">
      <style:text-properties fo:color="#ff3333"/>
    </style:style>
    <style:style style:name="T25" style:family="text">
      <style:text-properties fo:color="#ff3333" fo:font-size="12pt" fo:font-weight="normal" style:font-name-asian="Hiragino Maru Gothic Pro" style:font-size-asian="12pt" style:font-weight-asian="normal" style:font-size-complex="12pt" style:font-weight-complex="normal"/>
    </style:style>
    <style:style style:name="Ru1" style:family="ruby">
      <style:ruby-properties style:ruby-align="center" style:ruby-position="abov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OBJETOS – INSTRUMENOS - VEHÍCULOS</text:p>
      <text:p text:style-name="P10"/>
      <text:p text:style-name="P8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15">帳</text:p>
          </table:table-cell>
          <table:table-cell table:style-name="Tabla2.A1" office:value-type="string">
            <text:p text:style-name="P22">チョウ</text:p>
          </table:table-cell>
          <table:table-cell table:style-name="Tabla2.A1" office:value-type="string">
            <text:p text:style-name="P13"><text:ruby text:style-name="Ru1"><text:ruby-base><text:span text:style-name="T21">手</text:span></text:ruby-base><text:ruby-text>て</text:ruby-text></text:ruby><text:ruby text:style-name="Ru1"><text:ruby-base><text:span text:style-name="T21">帳</text:span></text:ruby-base><text:ruby-text>ちょう</text:ruby-text></text:ruby> <text:s text:c="14"/>agenda</text:p>
          </table:table-cell>
          <table:table-cell table:style-name="Tabla2.D1" office:value-type="string">
            <text:p text:style-name="P48">通帳　cuenta bancaria</text:p>
          </table:table-cell>
        </table:table-row>
        <table:table-row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22"/>
          </table:table-cell>
          <table:table-cell table:style-name="Tabla2.A2" office:value-type="string">
            <text:p text:style-name="P13">Aux. “agenda”</text:p>
          </table:table-cell>
          <table:table-cell table:style-name="Tabla2.D2" office:value-type="string">
            <text:p text:style-name="P48"/>
          </table:table-cell>
        </table:table-row>
      </table:table>
      <text:p text:style-name="P13"/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row>
          <table:table-cell table:style-name="Tabla21.A1" office:value-type="string">
            <text:p text:style-name="P15">弓</text:p>
          </table:table-cell>
          <table:table-cell table:style-name="Tabla21.A1" office:value-type="string">
            <text:p text:style-name="P22">ゆみ</text:p>
          </table:table-cell>
          <table:table-cell table:style-name="Tabla21.A1" office:value-type="string">
            <text:p text:style-name="P13"><text:ruby text:style-name="Ru1"><text:ruby-base><text:span text:style-name="T21">弓</text:span></text:ruby-base><text:ruby-text>ゆみ</text:ruby-text></text:ruby> <text:s text:c="25"/>arco</text:p>
          </table:table-cell>
          <table:table-cell table:style-name="Tabla21.D1" office:value-type="string">
            <text:p text:style-name="P19"/>
          </table:table-cell>
        </table:table-row>
      </table:table>
      <text:p text:style-name="P7"/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row>
          <table:table-cell table:style-name="Tabla22.A1" table:number-rows-spanned="2" office:value-type="string">
            <text:p text:style-name="P15">船</text:p>
          </table:table-cell>
          <table:table-cell table:style-name="Tabla22.A1" office:value-type="string">
            <text:p text:style-name="P23">ふね</text:p>
          </table:table-cell>
          <table:table-cell table:style-name="Tabla22.A1" office:value-type="string">
            <text:p text:style-name="P13"><text:ruby text:style-name="Ru1"><text:ruby-base><text:span text:style-name="T14">船</text:span></text:ruby-base><text:ruby-text>ふね</text:ruby-text></text:ruby><text:span text:style-name="T12"> <text:s text:c="23"/>barco</text:span> <text:s text:c="7"/></text:p>
          </table:table-cell>
          <table:table-cell table:style-name="Tabla22.D1" office:value-type="string">
            <text:p text:style-name="P19"><text:s text:c="5"/></text:p>
          </table:table-cell>
        </table:table-row>
        <table:table-row table:style-name="Tabla22.2">
          <table:covered-table-cell/>
          <table:table-cell table:style-name="Tabla22.B2" office:value-type="string">
            <text:p text:style-name="P23">セン</text:p>
          </table:table-cell>
          <table:table-cell table:style-name="Tabla22.C2" office:value-type="string">
            <text:p text:style-name="P21"><text:ruby text:style-name="Ru1"><text:ruby-base><text:span text:style-name="T18">風</text:span></text:ruby-base><text:ruby-text>ふう</text:ruby-text></text:ruby><text:ruby text:style-name="Ru1"><text:ruby-base><text:span text:style-name="T18">船</text:span></text:ruby-base><text:ruby-text>せん</text:ruby-text></text:ruby> <text:s text:c="19"/>globo (niños)</text:p>
          </table:table-cell>
          <table:table-cell table:style-name="Tabla22.D2" office:value-type="string">
            <text:p text:style-name="P27"><text:ruby text:style-name="Ru1"><text:ruby-base><text:span text:style-name="T13">船</text:span></text:ruby-base><text:ruby-text>せん</text:ruby-text></text:ruby><text:ruby text:style-name="Ru1"><text:ruby-base><text:span text:style-name="T13">長</text:span></text:ruby-base><text:ruby-text>ちょう</text:ruby-text></text:ruby><text:span text:style-name="T11"> <text:s/>capitán de barco</text:span></text:p>
          </table:table-cell>
        </table:table-row>
      </table:table>
      <text:p text:style-name="P7"/>
      <text:p text:style-name="P38">転校する　cambiar de colegio</text:p>
      <table:table table:name="Tabla24" table:style-name="Tabla24">
        <table:table-column table:style-name="Tabla24.A"/>
        <table:table-column table:style-name="Tabla24.B"/>
        <table:table-column table:style-name="Tabla24.C"/>
        <table:table-column table:style-name="Tabla24.D"/>
        <table:table-row>
          <table:table-cell table:style-name="Tabla24.A1" table:number-rows-spanned="2" office:value-type="string">
            <text:p text:style-name="P15">転</text:p>
          </table:table-cell>
          <table:table-cell table:style-name="Tabla24.A1" office:value-type="string">
            <text:p text:style-name="P22">テン</text:p>
          </table:table-cell>
          <table:table-cell table:style-name="Tabla24.A1" office:value-type="string">
            <text:p text:style-name="P18"><text:ruby text:style-name="Ru1"><text:ruby-base><text:span text:style-name="T18">自</text:span></text:ruby-base><text:ruby-text>じ</text:ruby-text></text:ruby><text:ruby text:style-name="Ru1"><text:ruby-base><text:span text:style-name="T18">転</text:span></text:ruby-base><text:ruby-text>てん</text:ruby-text></text:ruby><text:ruby text:style-name="Ru1"><text:ruby-base><text:span text:style-name="T18">車</text:span></text:ruby-base><text:ruby-text>しゃ</text:ruby-text></text:ruby> <text:s text:c="18"/>bici</text:p>
          </table:table-cell>
          <table:table-cell table:style-name="Tabla24.D1" office:value-type="string">
            <text:p text:style-name="P18"><text:ruby text:style-name="Ru1"><text:ruby-base><text:span text:style-name="T18">運</text:span></text:ruby-base><text:ruby-text>うん</text:ruby-text></text:ruby><text:ruby text:style-name="Ru1"><text:ruby-base><text:span text:style-name="T18">転</text:span></text:ruby-base><text:ruby-text>てん</text:ruby-text></text:ruby><text:span text:style-name="T18">する</text:span> <text:s text:c="7"/>conducir</text:p>
          </table:table-cell>
        </table:table-row>
        <table:table-row>
          <table:covered-table-cell/>
          <table:table-cell table:style-name="Tabla24.B2" office:value-type="string">
            <text:p text:style-name="P22">ころ</text:p>
          </table:table-cell>
          <table:table-cell table:style-name="Tabla24.B2" office:value-type="string">
            <text:p text:style-name="P18"><text:ruby text:style-name="Ru1"><text:ruby-base><text:span text:style-name="T18">転</text:span></text:ruby-base><text:ruby-text>ころ</text:ruby-text></text:ruby><text:span text:style-name="T18">がる</text:span> <text:s text:c="15"/>rodar</text:p>
          </table:table-cell>
          <table:table-cell table:style-name="Tabla24.D2" office:value-type="string">
            <text:p text:style-name="P47">転がす hacer rodar</text:p>
          </table:table-cell>
        </table:table-row>
      </table:table>
      <text:p text:style-name="P18"><text:ruby text:style-name="Ru1"><text:ruby-base><text:span text:style-name="T18">転</text:span></text:ruby-base><text:ruby-text>ころ</text:ruby-text></text:ruby><text:span text:style-name="T18">ぶ</text:span> caerse al suelo (personas) en plan tropezar. </text:p>
      <text:p text:style-name="P18"/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row>
          <table:table-cell table:style-name="Tabla25.A1" table:number-rows-spanned="3" office:value-type="string">
            <text:p text:style-name="P15">品</text:p>
          </table:table-cell>
          <table:table-cell table:style-name="Tabla25.A1" office:value-type="string">
            <text:p text:style-name="P23">しな</text:p>
          </table:table-cell>
          <table:table-cell table:style-name="Tabla25.A1" office:value-type="string">
            <text:p text:style-name="P13"><text:ruby text:style-name="Ru1"><text:ruby-base><text:span text:style-name="T14">品</text:span></text:ruby-base><text:ruby-text>しな</text:ruby-text></text:ruby><text:ruby text:style-name="Ru1"><text:ruby-base><text:span text:style-name="T14">物</text:span></text:ruby-base><text:ruby-text>もの</text:ruby-text></text:ruby><text:span text:style-name="T12"> <text:s text:c="2"/>artículos (de tienda)</text:span></text:p>
          </table:table-cell>
          <table:table-cell table:style-name="Tabla25.D1" office:value-type="string">
            <text:p text:style-name="P19"><text:ruby text:style-name="Ru1"><text:ruby-base><text:span text:style-name="T19">品</text:span></text:ruby-base><text:ruby-text>しな</text:ruby-text></text:ruby><text:ruby text:style-name="Ru1"><text:ruby-base><text:span text:style-name="T5">切</text:span></text:ruby-base><text:ruby-text>ぎ</text:ruby-text></text:ruby><text:span text:style-name="T19">れ</text:span><text:span text:style-name="T2"> </text:span></text:p>
            <text:p text:style-name="P21"><text:s text:c="11"/>producto agotado</text:p>
          </table:table-cell>
        </table:table-row>
        <table:table-row table:style-name="Tabla25.2">
          <table:covered-table-cell/>
          <table:table-cell table:style-name="Tabla25.B2" table:number-rows-spanned="2" office:value-type="string">
            <text:p text:style-name="P23">ヒン</text:p>
          </table:table-cell>
          <table:table-cell table:style-name="Tabla25.C2" office:value-type="string">
            <text:p text:style-name="P21"><text:span text:style-name="T18">せい</text:span><text:ruby text:style-name="Ru1"><text:ruby-base><text:span text:style-name="T18">品</text:span></text:ruby-base><text:ruby-text>ひん</text:ruby-text></text:ruby> <text:s text:c="8"/>productos</text:p>
            <text:p text:style-name="P21">(de una marca)</text:p>
          </table:table-cell>
          <table:table-cell table:style-name="Tabla25.D2" office:value-type="string">
            <text:p text:style-name="P27"><text:ruby text:style-name="Ru1"><text:ruby-base><text:span text:style-name="T13">作</text:span></text:ruby-base><text:ruby-text>さく</text:ruby-text></text:ruby><text:ruby text:style-name="Ru1"><text:ruby-base><text:span text:style-name="T13">品</text:span></text:ruby-base><text:ruby-text>ひん</text:ruby-text></text:ruby><text:span text:style-name="T11"> <text:s text:c="10"/>obra de arte</text:span></text:p>
          </table:table-cell>
        </table:table-row>
        <table:table-row table:style-name="Tabla25.2">
          <table:covered-table-cell/>
          <table:covered-table-cell/>
          <table:table-cell table:style-name="Tabla25.C2" office:value-type="string">
            <text:p text:style-name="P21"><text:ruby text:style-name="Ru1"><text:ruby-base><text:span text:style-name="T18">商</text:span></text:ruby-base><text:ruby-text>しょう</text:ruby-text></text:ruby><text:ruby text:style-name="Ru1"><text:ruby-base><text:span text:style-name="T18">品</text:span></text:ruby-base><text:ruby-text>ひん</text:ruby-text></text:ruby> <text:s text:c="8"/>artículos (de tienda) </text:p>
          </table:table-cell>
          <table:table-cell table:style-name="Tabla25.D2" office:value-type="string">
            <text:p text:style-name="P27"/>
          </table:table-cell>
        </table:table-row>
      </table:table>
      <text:p text:style-name="P10"/>
      <table:table table:name="Tabla26" table:style-name="Tabla26">
        <table:table-column table:style-name="Tabla26.A"/>
        <table:table-column table:style-name="Tabla26.B"/>
        <table:table-column table:style-name="Tabla26.C"/>
        <table:table-column table:style-name="Tabla26.D"/>
        <table:table-row>
          <table:table-cell table:style-name="Tabla26.A1" table:number-rows-spanned="2" office:value-type="string">
            <text:p text:style-name="P4">箱</text:p>
          </table:table-cell>
          <table:table-cell table:style-name="Tabla26.A1" office:value-type="string">
            <text:p text:style-name="P16">はこ · ばこ</text:p>
          </table:table-cell>
          <table:table-cell table:style-name="Tabla26.A1" office:value-type="string">
            <text:p text:style-name="P13"><text:ruby text:style-name="Ru1"><text:ruby-base><text:span text:style-name="T18">箱</text:span></text:ruby-base><text:ruby-text>はこ</text:ruby-text></text:ruby> <text:s text:c="26"/>caja</text:p>
          </table:table-cell>
          <table:table-cell table:style-name="Tabla26.D1" office:value-type="string">
            <text:p text:style-name="P39">本箱 caja para libros</text:p>
          </table:table-cell>
        </table:table-row>
        <table:table-row>
          <table:covered-table-cell/>
          <table:table-cell table:style-name="Tabla26.B2" office:value-type="string">
            <text:p text:style-name="P16"/>
          </table:table-cell>
          <table:table-cell table:style-name="Tabla26.B2" office:value-type="string">
            <text:p text:style-name="P13"><text:span text:style-name="T18">ゴミ</text:span><text:ruby text:style-name="Ru1"><text:ruby-base><text:span text:style-name="T18">箱</text:span></text:ruby-base><text:ruby-text>ばこ</text:ruby-text></text:ruby> <text:s text:c="10"/>papelera</text:p>
          </table:table-cell>
          <table:table-cell table:style-name="Tabla26.D2" office:value-type="string">
            <text:p text:style-name="P10"/>
          </table:table-cell>
        </table:table-row>
      </table:table>
      <text:p text:style-name="P2"/>
      <text:p text:style-name="P2"/>
      <table:table table:name="Tabla27" table:style-name="Tabla27">
        <table:table-column table:style-name="Tabla27.A"/>
        <table:table-column table:style-name="Tabla27.B"/>
        <table:table-column table:style-name="Tabla27.C"/>
        <table:table-column table:style-name="Tabla27.D"/>
        <table:table-row>
          <table:table-cell table:style-name="Tabla27.A1" table:number-rows-spanned="2" office:value-type="string">
            <text:p text:style-name="P15">表</text:p>
          </table:table-cell>
          <table:table-cell table:style-name="Tabla27.A1" office:value-type="string">
            <text:p text:style-name="P22">おもて</text:p>
          </table:table-cell>
          <table:table-cell table:style-name="Tabla27.A1" office:value-type="string">
            <text:p text:style-name="P13"><text:ruby text:style-name="Ru1"><text:ruby-base><text:span text:style-name="T18">表</text:span></text:ruby-base><text:ruby-text>おもて</text:ruby-text></text:ruby> <text:s text:c="2"/>cara, parte visible de algo</text:p>
          </table:table-cell>
          <table:table-cell table:style-name="Tabla27.D1" office:value-type="string">
            <text:p text:style-name="P48">表通り calle principal</text:p>
          </table:table-cell>
        </table:table-row>
        <table:table-row>
          <table:covered-table-cell/>
          <table:table-cell table:style-name="Tabla27.B2" office:value-type="string">
            <text:p text:style-name="P22">ヒョウ</text:p>
          </table:table-cell>
          <table:table-cell table:style-name="Tabla27.B2" office:value-type="string">
            <text:p text:style-name="P13"><text:ruby text:style-name="Ru1"><text:ruby-base><text:span text:style-name="T18">表</text:span></text:ruby-base><text:ruby-text>ひょう</text:ruby-text></text:ruby><text:ruby text:style-name="Ru1"><text:ruby-base><text:span text:style-name="T18">面</text:span></text:ruby-base><text:ruby-text>めん</text:ruby-text></text:ruby> <text:s text:c="10"/>¿esta?</text:p>
            <text:p text:style-name="P13">superficie</text:p>
          </table:table-cell>
          <table:table-cell table:style-name="Tabla27.D2" office:value-type="string">
            <text:p text:style-name="P48">代表　representante o selección de país, empresa... </text:p>
          </table:table-cell>
        </table:table-row>
      </table:table>
      <text:p text:style-name="P3"/>
      <table:table table:name="Tabla28" table:style-name="Tabla28">
        <table:table-column table:style-name="Tabla28.A"/>
        <table:table-column table:style-name="Tabla28.B"/>
        <table:table-column table:style-name="Tabla28.C"/>
        <table:table-column table:style-name="Tabla28.D"/>
        <table:table-row>
          <table:table-cell table:style-name="Tabla28.A1" table:number-rows-spanned="2" office:value-type="string">
            <text:p text:style-name="P15">事</text:p>
          </table:table-cell>
          <table:table-cell table:style-name="Tabla28.A1" office:value-type="string">
            <text:p text:style-name="P22">こと</text:p>
          </table:table-cell>
          <table:table-cell table:style-name="Tabla28.A1" office:value-type="string">
            <text:p text:style-name="P13"><text:ruby text:style-name="Ru1"><text:ruby-base><text:span text:style-name="T21">事</text:span></text:ruby-base><text:ruby-text>こと</text:ruby-text></text:ruby> <text:s text:c="12"/>cosa, asunto</text:p>
          </table:table-cell>
          <table:table-cell table:style-name="Tabla28.D1" office:value-type="string">
            <text:p text:style-name="P19"/>
          </table:table-cell>
        </table:table-row>
        <table:table-row>
          <table:covered-table-cell/>
          <table:table-cell table:style-name="Tabla28.B2" office:value-type="string">
            <text:p text:style-name="P22">ジ</text:p>
          </table:table-cell>
          <table:table-cell table:style-name="Tabla28.B2" office:value-type="string">
            <text:p text:style-name="P13"><text:ruby text:style-name="Ru1"><text:ruby-base><text:span text:style-name="T21">火</text:span></text:ruby-base><text:ruby-text>か</text:ruby-text></text:ruby><text:ruby text:style-name="Ru1"><text:ruby-base><text:span text:style-name="T21">事</text:span></text:ruby-base><text:ruby-text>じ</text:ruby-text></text:ruby> <text:s text:c="14"/>incendio</text:p>
          </table:table-cell>
          <table:table-cell table:style-name="Tabla28.D2" office:value-type="string">
            <text:p text:style-name="P48">返事する responder</text:p>
          </table:table-cell>
        </table:table-row>
      </table:table>
      <text:p text:style-name="P9"/>
      <table:table table:name="Tabla29" table:style-name="Tabla29">
        <table:table-column table:style-name="Tabla29.A"/>
        <table:table-column table:style-name="Tabla29.B"/>
        <table:table-column table:style-name="Tabla29.C"/>
        <table:table-column table:style-name="Tabla29.D"/>
        <table:table-row>
          <table:table-cell table:style-name="Tabla29.A1" table:number-rows-spanned="2" office:value-type="string">
            <text:p text:style-name="P15">車</text:p>
          </table:table-cell>
          <table:table-cell table:style-name="Tabla29.A1" office:value-type="string">
            <text:p text:style-name="P16">くるま</text:p>
          </table:table-cell>
          <table:table-cell table:style-name="Tabla29.C1" office:value-type="string">
            <text:p text:style-name="P13"><text:ruby text:style-name="Ru1"><text:ruby-base><text:span text:style-name="T18">車</text:span></text:ruby-base><text:ruby-text>くるま</text:ruby-text></text:ruby> <text:s text:c="21"/>coche</text:p>
          </table:table-cell>
          <table:table-cell table:style-name="Tabla29.D1" office:value-type="string">
            <text:p text:style-name="P13"/>
          </table:table-cell>
        </table:table-row>
        <table:table-row>
          <table:covered-table-cell/>
          <table:table-cell table:style-name="Tabla29.B2" office:value-type="string">
            <text:p text:style-name="P16">シャ</text:p>
          </table:table-cell>
          <table:table-cell table:style-name="Tabla29.C2" office:value-type="string">
            <text:p text:style-name="P13"><text:ruby text:style-name="Ru1"><text:ruby-base><text:span text:style-name="T18">電</text:span></text:ruby-base><text:ruby-text>でん</text:ruby-text></text:ruby><text:ruby text:style-name="Ru1"><text:ruby-base><text:span text:style-name="T18">車</text:span></text:ruby-base><text:ruby-text>しゃ</text:ruby-text></text:ruby><text:span text:style-name="T18"> </text:span><text:s text:c="22"/>tren</text:p>
          </table:table-cell>
          <table:table-cell table:style-name="Tabla29.D2" office:value-type="string">
            <text:p text:style-name="P18"><text:ruby text:style-name="Ru1"><text:ruby-base><text:span text:style-name="T18">車</text:span></text:ruby-base><text:ruby-text>しゃ</text:ruby-text></text:ruby><text:span text:style-name="T18">こ</text:span> <text:s text:c="20"/>garaje</text:p>
          </table:table-cell>
        </table:table-row>
      </table:table>
      <text:p text:style-name="P6"/>
      <table:table table:name="Tabla30" table:style-name="Tabla30">
        <table:table-column table:style-name="Tabla30.A"/>
        <table:table-column table:style-name="Tabla30.B"/>
        <table:table-column table:style-name="Tabla30.C"/>
        <table:table-column table:style-name="Tabla30.D"/>
        <table:table-row>
          <table:table-cell table:style-name="Tabla30.A1" table:number-rows-spanned="3" office:value-type="string">
            <text:p text:style-name="P15">物</text:p>
          </table:table-cell>
          <table:table-cell table:style-name="Tabla30.A1" office:value-type="string">
            <text:p text:style-name="P16">もの</text:p>
          </table:table-cell>
          <table:table-cell table:style-name="Tabla30.C1" office:value-type="string">
            <text:p text:style-name="P13"><text:ruby text:style-name="Ru1"><text:ruby-base><text:span text:style-name="T18">物</text:span></text:ruby-base><text:ruby-text>もの</text:ruby-text></text:ruby> <text:s text:c="25"/>cosa</text:p>
          </table:table-cell>
          <table:table-cell table:style-name="Tabla30.D1" office:value-type="string">
            <text:p text:style-name="P13"/>
          </table:table-cell>
        </table:table-row>
        <table:table-row>
          <table:covered-table-cell/>
          <table:table-cell table:style-name="Tabla30.B2" office:value-type="string">
            <text:p text:style-name="P16">ブツ</text:p>
          </table:table-cell>
          <table:table-cell table:style-name="Tabla30.C2" office:value-type="string">
            <text:p text:style-name="P13"><text:ruby text:style-name="Ru1"><text:ruby-base><text:span text:style-name="T18">動</text:span></text:ruby-base><text:ruby-text>どう</text:ruby-text></text:ruby><text:ruby text:style-name="Ru1"><text:ruby-base><text:span text:style-name="T18">植</text:span></text:ruby-base><text:ruby-text>しょく</text:ruby-text></text:ruby><text:ruby text:style-name="Ru1"><text:ruby-base><text:span text:style-name="T18">物</text:span></text:ruby-base><text:ruby-text>ぶつ</text:ruby-text></text:ruby> </text:p>
            <text:p text:style-name="P13"><text:s text:c="8"/>animales y plantas</text:p>
          </table:table-cell>
          <table:table-cell table:style-name="Tabla30.D2" office:value-type="string">
            <text:p text:style-name="P18"/>
          </table:table-cell>
        </table:table-row>
        <table:table-row>
          <table:covered-table-cell/>
          <table:table-cell table:style-name="Tabla30.B2" office:value-type="string">
            <text:p text:style-name="P16">モツ</text:p>
          </table:table-cell>
          <table:table-cell table:style-name="Tabla30.C2" office:value-type="string">
            <text:p text:style-name="P13"><text:ruby text:style-name="Ru1"><text:ruby-base><text:span text:style-name="T18">書</text:span></text:ruby-base><text:ruby-text>しょ</text:ruby-text></text:ruby><text:ruby text:style-name="Ru1"><text:ruby-base><text:span text:style-name="T18">物</text:span></text:ruby-base><text:ruby-text>もつ</text:ruby-text></text:ruby> <text:s text:c="5"/>libros, escritos</text:p>
          </table:table-cell>
          <table:table-cell table:style-name="Tabla30.D2" office:value-type="string">
            <text:p text:style-name="P18"/>
          </table:table-cell>
        </table:table-row>
      </table:table>
      <text:p text:style-name="P1"/>
      <table:table table:name="Tabla31" table:style-name="Tabla31">
        <table:table-column table:style-name="Tabla31.A"/>
        <table:table-column table:style-name="Tabla31.B"/>
        <table:table-column table:style-name="Tabla31.C"/>
        <table:table-column table:style-name="Tabla31.D"/>
        <text:soft-page-break/>
        <table:table-row>
          <table:table-cell table:style-name="Tabla31.A1" office:value-type="string">
            <text:p text:style-name="P15">記</text:p>
          </table:table-cell>
          <table:table-cell table:style-name="Tabla31.A1" office:value-type="string">
            <text:p text:style-name="P22">キ</text:p>
          </table:table-cell>
          <table:table-cell table:style-name="Tabla31.A1" office:value-type="string">
            <text:p text:style-name="P13"><text:ruby text:style-name="Ru1"><text:ruby-base><text:span text:style-name="T25">日</text:span></text:ruby-base><text:ruby-text>にっ</text:ruby-text></text:ruby><text:ruby text:style-name="Ru1"><text:ruby-base><text:span text:style-name="T18">記</text:span></text:ruby-base><text:ruby-text>き</text:ruby-text></text:ruby><text:span text:style-name="T17"> <text:s text:c="19"/></text:span>diario</text:p>
          </table:table-cell>
          <table:table-cell table:style-name="Tabla31.D1" office:value-type="string">
            <text:p text:style-name="P19"><text:ruby text:style-name="Ru1"><text:ruby-base><text:span text:style-name="T21">記</text:span></text:ruby-base><text:ruby-text>き</text:ruby-text></text:ruby><text:ruby text:style-name="Ru1"><text:ruby-base><text:span text:style-name="T21">者</text:span></text:ruby-base><text:ruby-text>しゃ</text:ruby-text></text:ruby> <text:s text:c="15"/>reportero</text:p>
          </table:table-cell>
        </table:table-row>
      </table:table>
      <text:p text:style-name="P5"/>
      <table:table table:name="Tabla34" table:style-name="Tabla34">
        <table:table-column table:style-name="Tabla34.A"/>
        <table:table-column table:style-name="Tabla34.B"/>
        <table:table-column table:style-name="Tabla34.C"/>
        <table:table-column table:style-name="Tabla34.D"/>
        <table:table-row>
          <table:table-cell table:style-name="Tabla34.A1" office:value-type="string">
            <text:p text:style-name="P15">荷</text:p>
          </table:table-cell>
          <table:table-cell table:style-name="Tabla34.A1" office:value-type="string">
            <text:p text:style-name="P22">に</text:p>
          </table:table-cell>
          <table:table-cell table:style-name="Tabla34.A1" office:value-type="string">
            <text:p text:style-name="P13"><text:ruby text:style-name="Ru1"><text:ruby-base><text:span text:style-name="T18">荷</text:span></text:ruby-base><text:ruby-text>に</text:ruby-text></text:ruby><text:ruby text:style-name="Ru1"><text:ruby-base><text:span text:style-name="T18">物</text:span></text:ruby-base><text:ruby-text>もつ</text:ruby-text></text:ruby> <text:s text:c="14"/>equipaje</text:p>
          </table:table-cell>
          <table:table-cell table:style-name="Tabla34.D1" office:value-type="string">
            <text:p text:style-name="P19"/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able:table table:name="Tabla38" table:style-name="Tabla38">
        <table:table-column table:style-name="Tabla38.A"/>
        <table:table-column table:style-name="Tabla38.B"/>
        <table:table-column table:style-name="Tabla38.C"/>
        <table:table-column table:style-name="Tabla38.D"/>
        <table:table-row>
          <table:table-cell table:style-name="Tabla38.A1" office:value-type="string">
            <text:p text:style-name="P15">笛</text:p>
          </table:table-cell>
          <table:table-cell table:style-name="Tabla38.A1" office:value-type="string">
            <text:p text:style-name="P22">ふえ</text:p>
          </table:table-cell>
          <table:table-cell table:style-name="Tabla38.A1" office:value-type="string">
            <text:p text:style-name="P13"><text:ruby text:style-name="Ru1"><text:ruby-base><text:span text:style-name="T18">笛</text:span></text:ruby-base><text:ruby-text>ふえ</text:ruby-text></text:ruby> <text:s text:c="23"/>flauta</text:p>
          </table:table-cell>
          <table:table-cell table:style-name="Tabla38.D1" office:value-type="string">
            <text:p text:style-name="P19"/>
          </table:table-cell>
        </table:table-row>
      </table:table>
      <text:p text:style-name="P35"/>
      <table:table table:name="Tabla48" table:style-name="Tabla48">
        <table:table-column table:style-name="Tabla48.A"/>
        <table:table-column table:style-name="Tabla48.B"/>
        <table:table-column table:style-name="Tabla48.C"/>
        <table:table-column table:style-name="Tabla48.D"/>
        <table:table-row>
          <table:table-cell table:style-name="Tabla48.A1" office:value-type="string">
            <text:p text:style-name="P15">矢</text:p>
          </table:table-cell>
          <table:table-cell table:style-name="Tabla48.A1" office:value-type="string">
            <text:p text:style-name="P22">や</text:p>
          </table:table-cell>
          <table:table-cell table:style-name="Tabla48.A1" office:value-type="string">
            <text:p text:style-name="P13"><text:ruby text:style-name="Ru1"><text:ruby-base><text:span text:style-name="T21">矢</text:span></text:ruby-base><text:ruby-text>や</text:ruby-text></text:ruby><text:span text:style-name="T21"> </text:span><text:s text:c="22"/>flecha</text:p>
          </table:table-cell>
          <table:table-cell table:style-name="Tabla48.D1" office:value-type="string">
            <text:p text:style-name="P19"><text:s text:c="4"/></text:p>
          </table:table-cell>
        </table:table-row>
      </table:table>
      <text:p text:style-name="P13"/>
      <table:table table:name="Tabla49" table:style-name="Tabla49">
        <table:table-column table:style-name="Tabla49.A"/>
        <table:table-column table:style-name="Tabla49.B"/>
        <table:table-column table:style-name="Tabla49.C"/>
        <table:table-column table:style-name="Tabla49.D"/>
        <table:table-row>
          <table:table-cell table:style-name="Tabla49.A1" table:number-rows-spanned="2" office:value-type="string">
            <text:p text:style-name="P15">写</text:p>
          </table:table-cell>
          <table:table-cell table:style-name="Tabla49.A1" office:value-type="string">
            <text:p text:style-name="P22">シャ</text:p>
          </table:table-cell>
          <table:table-cell table:style-name="Tabla49.A1" office:value-type="string">
            <text:p text:style-name="P13"><text:ruby text:style-name="Ru1"><text:ruby-base><text:span text:style-name="T21">写</text:span></text:ruby-base><text:ruby-text>しゃ</text:ruby-text></text:ruby><text:ruby text:style-name="Ru1"><text:ruby-base><text:span text:style-name="T21">真</text:span></text:ruby-base><text:ruby-text>しん</text:ruby-text></text:ruby> <text:s text:c="22"/>foto</text:p>
          </table:table-cell>
          <table:table-cell table:style-name="Tabla49.D1" office:value-type="string">
            <text:p text:style-name="P19"><text:ruby text:style-name="Ru1"><text:ruby-base><text:span text:style-name="T21">写</text:span></text:ruby-base><text:ruby-text>しゃ</text:ruby-text></text:ruby><text:ruby text:style-name="Ru1"><text:ruby-base><text:span text:style-name="T21">生</text:span></text:ruby-base><text:ruby-text>せい</text:ruby-text></text:ruby> <text:s text:c="19"/>boceto</text:p>
          </table:table-cell>
        </table:table-row>
        <table:table-row>
          <table:covered-table-cell/>
          <table:table-cell table:style-name="Tabla49.B2" office:value-type="string">
            <text:p text:style-name="P22">うつ</text:p>
          </table:table-cell>
          <table:table-cell table:style-name="Tabla49.B2" office:value-type="string">
            <text:p text:style-name="P13"><text:ruby text:style-name="Ru1"><text:ruby-base><text:span text:style-name="T21">写</text:span></text:ruby-base><text:ruby-text>うつ</text:ruby-text></text:ruby><text:span text:style-name="T21">す</text:span> <text:s text:c="2"/>plasmar (copiar) <text:s text:c="3"/></text:p>
          </table:table-cell>
          <table:table-cell table:style-name="Tabla49.D2" office:value-type="string">
            <text:p text:style-name="P19"/>
          </table:table-cell>
        </table:table-row>
      </table:table>
      <text:p text:style-name="P28"/>
      <table:table table:name="Tabla51" table:style-name="Tabla51">
        <table:table-column table:style-name="Tabla51.A"/>
        <table:table-column table:style-name="Tabla51.B"/>
        <table:table-column table:style-name="Tabla51.C"/>
        <table:table-column table:style-name="Tabla51.D"/>
        <table:table-row>
          <table:table-cell table:style-name="Tabla51.A1" office:value-type="string">
            <text:p text:style-name="P15">具</text:p>
          </table:table-cell>
          <table:table-cell table:style-name="Tabla51.A1" office:value-type="string">
            <text:p text:style-name="P16">グ</text:p>
          </table:table-cell>
          <table:table-cell table:style-name="Tabla51.A1" office:value-type="string">
            <text:p text:style-name="P13"><text:ruby text:style-name="Ru1"><text:ruby-base><text:span text:style-name="T18">道</text:span></text:ruby-base><text:ruby-text>どう</text:ruby-text></text:ruby><text:ruby text:style-name="Ru1"><text:ruby-base><text:span text:style-name="T18">具</text:span></text:ruby-base><text:ruby-text>ぐ</text:ruby-text></text:ruby> <text:s text:c="7"/>herramientas</text:p>
          </table:table-cell>
          <table:table-cell table:style-name="Tabla51.D1" office:value-type="string">
            <text:p text:style-name="P13"><text:ruby text:style-name="Ru1"><text:ruby-base><text:span text:style-name="T18">家</text:span></text:ruby-base><text:ruby-text>か</text:ruby-text></text:ruby><text:ruby text:style-name="Ru1"><text:ruby-base><text:span text:style-name="T18">具</text:span></text:ruby-base><text:ruby-text>ぐ</text:ruby-text></text:ruby> <text:s text:c="16"/>muebles</text:p>
          </table:table-cell>
        </table:table-row>
      </table:table>
      <text:p text:style-name="P11"/>
      <table:table table:name="Tabla52" table:style-name="Tabla52">
        <table:table-column table:style-name="Tabla52.A"/>
        <table:table-column table:style-name="Tabla52.B"/>
        <table:table-column table:style-name="Tabla52.C"/>
        <table:table-column table:style-name="Tabla52.D"/>
        <table:table-row>
          <table:table-cell table:style-name="Tabla52.A1" office:value-type="string">
            <text:p text:style-name="P15">糸</text:p>
          </table:table-cell>
          <table:table-cell table:style-name="Tabla52.A1" office:value-type="string">
            <text:p text:style-name="P16">いと</text:p>
          </table:table-cell>
          <table:table-cell table:style-name="Tabla52.A1" office:value-type="string">
            <text:p text:style-name="P13"><text:ruby text:style-name="Ru1"><text:ruby-base><text:span text:style-name="T18">糸</text:span></text:ruby-base><text:ruby-text>いと</text:ruby-text></text:ruby> <text:s text:c="14"/>　 <text:s text:c="8"/>hilo</text:p>
          </table:table-cell>
          <table:table-cell table:style-name="Tabla52.D1" office:value-type="string">
            <text:p text:style-name="P13"><text:ruby text:style-name="Ru1"><text:ruby-base><text:span text:style-name="T18">毛</text:span></text:ruby-base><text:ruby-text>け</text:ruby-text></text:ruby><text:ruby text:style-name="Ru1"><text:ruby-base><text:span text:style-name="T18">糸</text:span></text:ruby-base><text:ruby-text>いと</text:ruby-text></text:ruby> <text:s text:c="11"/>hilo de lana</text:p>
          </table:table-cell>
        </table:table-row>
      </table:table>
      <text:p text:style-name="P3"/>
      <table:table table:name="Tabla53" table:style-name="Tabla53">
        <table:table-column table:style-name="Tabla53.A"/>
        <table:table-column table:style-name="Tabla53.B"/>
        <table:table-column table:style-name="Tabla53.C"/>
        <table:table-column table:style-name="Tabla53.D"/>
        <table:table-row>
          <table:table-cell table:style-name="Tabla53.A1" table:number-rows-spanned="2" office:value-type="string">
            <text:p text:style-name="P15">刀</text:p>
          </table:table-cell>
          <table:table-cell table:style-name="Tabla53.A1" office:value-type="string">
            <text:p text:style-name="P22">かたな</text:p>
          </table:table-cell>
          <table:table-cell table:style-name="Tabla53.A1" office:value-type="string">
            <text:p text:style-name="P13"><text:ruby text:style-name="Ru1"><text:ruby-base><text:span text:style-name="T21">刀</text:span></text:ruby-base><text:ruby-text>かたな</text:ruby-text></text:ruby> <text:s text:c="18"/><text:span text:style-name="T3">katana</text:span></text:p>
          </table:table-cell>
          <table:table-cell table:style-name="Tabla53.D1" office:value-type="string">
            <text:p text:style-name="P19"><text:s text:c="3"/></text:p>
          </table:table-cell>
        </table:table-row>
        <table:table-row>
          <table:covered-table-cell/>
          <table:table-cell table:style-name="Tabla53.B2" office:value-type="string">
            <text:p text:style-name="P23">トウ</text:p>
          </table:table-cell>
          <table:table-cell table:style-name="Tabla53.C2" office:value-type="string">
            <text:p text:style-name="P25"><text:ruby text:style-name="Ru1"><text:ruby-base><text:span text:style-name="T24">木</text:span></text:ruby-base><text:ruby-text>ぼく</text:ruby-text></text:ruby><text:ruby text:style-name="Ru1"><text:ruby-base>刀</text:ruby-base><text:ruby-text>とう</text:ruby-text></text:ruby><text:span text:style-name="T20"> </text:span></text:p>
            <text:p text:style-name="P20"><text:s text:c="8"/>espada de madera</text:p>
          </table:table-cell>
          <table:table-cell table:style-name="Tabla53.D2" office:value-type="string">
            <text:p text:style-name="P27">　 <text:s text:c="5"/></text:p>
          </table:table-cell>
        </table:table-row>
      </table:table>
      <text:p text:style-name="P3"/>
      <text:p text:style-name="P1"/>
      <table:table table:name="Tabla54" table:style-name="Tabla54">
        <table:table-column table:style-name="Tabla54.A"/>
        <table:table-column table:style-name="Tabla54.B"/>
        <table:table-column table:style-name="Tabla54.C"/>
        <table:table-column table:style-name="Tabla54.D"/>
        <table:table-row>
          <table:table-cell table:style-name="Tabla54.A1" table:number-rows-spanned="2" office:value-type="string">
            <text:p text:style-name="P15">球</text:p>
          </table:table-cell>
          <table:table-cell table:style-name="Tabla54.A1" office:value-type="string">
            <text:p text:style-name="P22">たま</text:p>
          </table:table-cell>
          <table:table-cell table:style-name="Tabla54.A1" office:value-type="string">
            <text:p text:style-name="P13"><text:ruby text:style-name="Ru1"><text:ruby-base><text:span text:style-name="T18">球</text:span></text:ruby-base><text:ruby-text>たま</text:ruby-text></text:ruby> <text:s text:c="10"/>esfera, pelota</text:p>
          </table:table-cell>
          <table:table-cell table:style-name="Tabla54.D1" office:value-type="string">
            <text:p text:style-name="P19"><text:s text:c="10"/></text:p>
          </table:table-cell>
        </table:table-row>
        <table:table-row>
          <table:covered-table-cell/>
          <table:table-cell table:style-name="Tabla54.B2" office:value-type="string">
            <text:p text:style-name="P23">キュウ</text:p>
          </table:table-cell>
          <table:table-cell table:style-name="Tabla54.C2" office:value-type="string">
            <text:p text:style-name="P20"><text:ruby text:style-name="Ru1"><text:ruby-base><text:span text:style-name="T18">地</text:span></text:ruby-base><text:ruby-text>ち</text:ruby-text></text:ruby><text:ruby text:style-name="Ru1"><text:ruby-base><text:span text:style-name="T18">球</text:span></text:ruby-base><text:ruby-text>きゅう</text:ruby-text></text:ruby> <text:s text:c="13"/>la Tierra</text:p>
          </table:table-cell>
          <table:table-cell table:style-name="Tabla54.D2" office:value-type="string">
            <text:p text:style-name="P18"><text:ruby text:style-name="Ru1"><text:ruby-base><text:span text:style-name="T18">野</text:span></text:ruby-base><text:ruby-text>や</text:ruby-text></text:ruby><text:ruby text:style-name="Ru1"><text:ruby-base><text:span text:style-name="T18">球</text:span></text:ruby-base><text:ruby-text>きゅう</text:ruby-text></text:ruby> <text:s text:c="16"/>béisbol</text:p>
          </table:table-cell>
        </table:table-row>
      </table:table>
      <text:p text:style-name="P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a55" table:style-name="Tabla55">
        <table:table-column table:style-name="Tabla55.A"/>
        <table:table-column table:style-name="Tabla55.B"/>
        <table:table-column table:style-name="Tabla55.C"/>
        <table:table-column table:style-name="Tabla55.D"/>
        <table:table-row>
          <table:table-cell table:style-name="Tabla55.A1" table:number-rows-spanned="3" office:value-type="string">
            <text:p text:style-name="P15">筆</text:p>
          </table:table-cell>
          <table:table-cell table:style-name="Tabla55.A1" office:value-type="string">
            <text:p text:style-name="P22">ふで</text:p>
          </table:table-cell>
          <table:table-cell table:style-name="Tabla55.A1" office:value-type="string">
            <text:p text:style-name="P13"><text:ruby text:style-name="Ru1"><text:ruby-base><text:span text:style-name="T21">筆</text:span></text:ruby-base><text:ruby-text>ふで</text:ruby-text></text:ruby> <text:s text:c="3"/><text:span text:style-name="T16">pincel de escritura</text:span></text:p>
          </table:table-cell>
          <table:table-cell table:style-name="Tabla55.D1" office:value-type="string">
            <text:p text:style-name="P19"><text:s text:c="3"/></text:p>
          </table:table-cell>
        </table:table-row>
        <table:table-row>
          <table:covered-table-cell/>
          <table:table-cell table:style-name="Tabla55.B2" office:value-type="string">
            <text:p text:style-name="P23">ピツ</text:p>
          </table:table-cell>
          <table:table-cell table:style-name="Tabla55.C2" office:value-type="string">
            <text:p text:style-name="P34">えん<text:ruby text:style-name="Ru1"><text:ruby-base>筆</text:ruby-base><text:ruby-text>ぴつ</text:ruby-text></text:ruby><text:span text:style-name="T20"> <text:s text:c="16"/></text:span><text:span text:style-name="T15">lápiz</text:span></text:p>
          </table:table-cell>
          <table:table-cell table:style-name="Tabla55.D2" office:value-type="string">
            <text:p text:style-name="P27">　 <text:s text:c="5"/></text:p>
          </table:table-cell>
        </table:table-row>
        <table:table-row>
          <table:covered-table-cell/>
          <table:table-cell table:style-name="Tabla55.B2" office:value-type="string">
            <text:p text:style-name="P23">ヒツ</text:p>
          </table:table-cell>
          <table:table-cell table:style-name="Tabla55.C2" office:value-type="string">
            <text:p text:style-name="P34"><text:ruby text:style-name="Ru1"><text:ruby-base>万</text:ruby-base><text:ruby-text>まん</text:ruby-text></text:ruby><text:ruby text:style-name="Ru1"><text:ruby-base>年</text:ruby-base><text:ruby-text>ねん</text:ruby-text></text:ruby><text:ruby text:style-name="Ru1"><text:ruby-base>筆</text:ruby-base><text:ruby-text>ひつ</text:ruby-text></text:ruby><text:span text:style-name="T1"> <text:s text:c="13"/>pluma</text:span></text:p>
          </table:table-cell>
          <table:table-cell table:style-name="Tabla55.D2" office:value-type="string">
            <text:p text:style-name="P27"/>
          </table:table-cell>
        </table:table-row>
      </table:table>
      <text:p text:style-name="P27"/>
      <table:table table:name="Tabla56" table:style-name="Tabla56">
        <table:table-column table:style-name="Tabla56.A"/>
        <table:table-column table:style-name="Tabla56.B"/>
        <table:table-column table:style-name="Tabla56.C"/>
        <table:table-column table:style-name="Tabla56.D"/>
        <table:table-header-rows>
          <table:table-row>
            <table:table-cell table:style-name="Tabla56.A1" office:value-type="string">
              <text:p text:style-name="P4">皿</text:p>
            </table:table-cell>
            <table:table-cell table:style-name="Tabla56.A1" office:value-type="string">
              <text:p text:style-name="P16">さら</text:p>
            </table:table-cell>
            <table:table-cell table:style-name="Tabla56.A1" office:value-type="string">
              <text:p text:style-name="P14"><text:span text:style-name="T21">お</text:span><text:ruby text:style-name="Ru1"><text:ruby-base><text:span text:style-name="T21">皿</text:span></text:ruby-base><text:ruby-text>さら</text:ruby-text></text:ruby> <text:s text:c="20"/>plato</text:p>
            </table:table-cell>
            <table:table-cell table:style-name="Tabla56.D1" office:value-type="string">
              <text:p text:style-name="P31"/>
            </table:table-cell>
          </table:table-row>
        </table:table-header-rows>
      </table:table>
      <text:p text:style-name="P7"/>
      <table:table table:name="Tabla57" table:style-name="Tabla57">
        <table:table-column table:style-name="Tabla57.A"/>
        <table:table-column table:style-name="Tabla57.B"/>
        <table:table-column table:style-name="Tabla57.C"/>
        <table:table-column table:style-name="Tabla57.D"/>
        <table:table-header-rows>
          <table:table-row>
            <table:table-cell table:style-name="Tabla57.A1" office:value-type="string">
              <text:p text:style-name="P4">本</text:p>
            </table:table-cell>
            <table:table-cell table:style-name="Tabla57.A1" office:value-type="string">
              <text:p text:style-name="P16">ホン</text:p>
            </table:table-cell>
            <table:table-cell table:style-name="Tabla57.A1" office:value-type="string">
              <text:p text:style-name="P14"><text:ruby text:style-name="Ru1"><text:ruby-base><text:span text:style-name="T21">本</text:span></text:ruby-base><text:ruby-text>ほん</text:ruby-text></text:ruby> <text:s text:c="26"/>libro</text:p>
            </table:table-cell>
            <table:table-cell table:style-name="Tabla57.D1" office:value-type="string">
              <text:p text:style-name="P29"><text:span text:style-name="T8">~</text:span><text:ruby text:style-name="Ru1"><text:ruby-base><text:span text:style-name="T7">本</text:span></text:ruby-base><text:ruby-text>ほん</text:ruby-text></text:ruby><text:span text:style-name="T10"> <text:s/></text:span><text:span text:style-name="T4">[objetos alargados] </text:span></text:p>
            </table:table-cell>
          </table:table-row>
        </table:table-header-rows>
      </table:table>
      <text:p text:style-name="P3"/>
      <table:table table:name="Tabla58" table:style-name="Tabla58">
        <table:table-column table:style-name="Tabla58.A"/>
        <table:table-column table:style-name="Tabla58.B"/>
        <table:table-column table:style-name="Tabla58.C"/>
        <table:table-column table:style-name="Tabla58.D"/>
        <table:table-row>
          <table:table-cell table:style-name="Tabla58.A1" table:number-rows-spanned="3" office:value-type="string">
            <text:p text:style-name="P15"><text:soft-page-break/>紙</text:p>
          </table:table-cell>
          <table:table-cell table:style-name="Tabla58.A1" office:value-type="string">
            <text:p text:style-name="P22">かみ</text:p>
          </table:table-cell>
          <table:table-cell table:style-name="Tabla58.A1" office:value-type="string">
            <text:p text:style-name="P13"><text:ruby text:style-name="Ru1"><text:ruby-base><text:span text:style-name="T21">紙</text:span></text:ruby-base><text:ruby-text>かみ</text:ruby-text></text:ruby> <text:s text:c="23"/>papel</text:p>
          </table:table-cell>
          <table:table-cell table:style-name="Tabla58.D1" office:value-type="string">
            <text:p text:style-name="P26"/>
          </table:table-cell>
        </table:table-row>
        <table:table-row>
          <table:covered-table-cell/>
          <table:table-cell table:style-name="Tabla58.A1" office:value-type="string">
            <text:p text:style-name="P22">がみ</text:p>
          </table:table-cell>
          <table:table-cell table:style-name="Tabla58.C2" office:value-type="string">
            <text:p text:style-name="P32"><text:ruby text:style-name="Ru1"><text:ruby-base><text:span text:style-name="T21">手</text:span></text:ruby-base><text:ruby-text>て</text:ruby-text></text:ruby><text:ruby text:style-name="Ru1"><text:ruby-base><text:span text:style-name="T22">紙</text:span></text:ruby-base><text:ruby-text>がみ</text:ruby-text></text:ruby> <text:s text:c="20"/>carta</text:p>
          </table:table-cell>
          <table:table-cell table:style-name="Tabla58.D2" office:value-type="string">
            <text:p text:style-name="P32"><text:ruby text:style-name="Ru1"><text:ruby-base><text:span text:style-name="T22">紙</text:span></text:ruby-base><text:ruby-text>がみ</text:ruby-text></text:ruby><text:span text:style-name="T21">しばい</text:span></text:p>
            <text:p text:style-name="P32"><text:span text:style-name="T23"><text:s text:c="15"/></text:span>cuenta cuentos</text:p>
          </table:table-cell>
        </table:table-row>
        <table:table-row>
          <table:covered-table-cell/>
          <table:table-cell table:style-name="Tabla58.C2" office:value-type="string">
            <text:p text:style-name="P30">シ</text:p>
          </table:table-cell>
          <table:table-cell table:style-name="Tabla58.C3" office:value-type="string">
            <text:p text:style-name="P33"><text:ruby text:style-name="Ru1"><text:ruby-base><text:span text:style-name="T21">画</text:span></text:ruby-base><text:ruby-text>が</text:ruby-text></text:ruby><text:ruby text:style-name="Ru1"><text:ruby-base><text:span text:style-name="T21">用</text:span></text:ruby-base><text:ruby-text>よう</text:ruby-text></text:ruby><text:ruby text:style-name="Ru1"><text:ruby-base><text:span text:style-name="T21">紙</text:span></text:ruby-base><text:ruby-text>し</text:ruby-text></text:ruby> <text:s text:c="10"/>cartulina</text:p>
          </table:table-cell>
          <table:table-cell table:style-name="Tabla58.D3" office:value-type="string">
            <text:p text:style-name="P33"><text:ruby text:style-name="Ru1"><text:ruby-base><text:span text:style-name="T21">表</text:span></text:ruby-base><text:ruby-text>ひょう</text:ruby-text></text:ruby><text:ruby text:style-name="Ru1"><text:ruby-base><text:span text:style-name="T21">紙</text:span></text:ruby-base><text:ruby-text>し</text:ruby-text></text:ruby> <text:s text:c="7"/></text:p>
            <text:p text:style-name="P27"><text:span text:style-name="T4"><text:s text:c="13"/>cubierta de </text:span><text:span text:style-name="T9">libro</text:span></text:p>
          </table:table-cell>
        </table:table-row>
      </table:table>
      <text:p text:style-name="P7"/>
      <table:table table:name="Tabla59" table:style-name="Tabla59">
        <table:table-column table:style-name="Tabla59.A"/>
        <table:table-column table:style-name="Tabla59.B"/>
        <table:table-column table:style-name="Tabla59.C"/>
        <table:table-column table:style-name="Tabla59.D"/>
        <table:table-row>
          <table:table-cell table:style-name="Tabla59.A1" table:number-rows-spanned="2" office:value-type="string">
            <text:p text:style-name="P15">玉</text:p>
          </table:table-cell>
          <table:table-cell table:style-name="Tabla59.A1" office:value-type="string">
            <text:p text:style-name="P16">たま</text:p>
          </table:table-cell>
          <table:table-cell table:style-name="Tabla59.A1" office:value-type="string">
            <text:p text:style-name="P13"><text:ruby text:style-name="Ru1"><text:ruby-base><text:span text:style-name="T18">玉</text:span></text:ruby-base><text:ruby-text>たま</text:ruby-text></text:ruby> <text:s text:c="17"/>pelotita (para dar toques, malabares...) </text:p>
          </table:table-cell>
          <table:table-cell table:style-name="Tabla59.D1" office:value-type="string">
            <text:p text:style-name="P36"/>
          </table:table-cell>
        </table:table-row>
        <table:table-row>
          <table:covered-table-cell/>
          <table:table-cell table:style-name="Tabla59.B2" office:value-type="string">
            <text:p text:style-name="P16">だま</text:p>
          </table:table-cell>
          <table:table-cell table:style-name="Tabla59.B2" office:value-type="string">
            <text:p text:style-name="P17">シャボン<text:ruby text:style-name="Ru1"><text:ruby-base><text:span text:style-name="T10">玉</text:span></text:ruby-base><text:ruby-text>だま</text:ruby-text></text:ruby></text:p>
            <text:p text:style-name="P13"><text:s text:c="12"/>pompa de jabón</text:p>
          </table:table-cell>
          <table:table-cell table:style-name="Tabla59.D2" office:value-type="string">
            <text:p text:style-name="P17"/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able:table table:name="Tabla60" table:style-name="Tabla60">
        <table:table-column table:style-name="Tabla60.A"/>
        <table:table-column table:style-name="Tabla60.B"/>
        <table:table-column table:style-name="Tabla60.C"/>
        <table:table-column table:style-name="Tabla60.D"/>
        <table:table-row>
          <table:table-cell table:style-name="Tabla60.A1" office:value-type="string">
            <text:p text:style-name="P15">計</text:p>
          </table:table-cell>
          <table:table-cell table:style-name="Tabla60.A1" office:value-type="string">
            <text:p text:style-name="P22">ケイ</text:p>
          </table:table-cell>
          <table:table-cell table:style-name="Tabla60.A1" office:value-type="string">
            <text:p text:style-name="P19"><text:ruby text:style-name="Ru1"><text:ruby-base><text:span text:style-name="T6">計</text:span></text:ruby-base><text:ruby-text>けい</text:ruby-text></text:ruby> <text:s text:c="14"/>aux “medir”</text:p>
          </table:table-cell>
          <table:table-cell table:style-name="Tabla60.D1" office:value-type="string">
            <text:p text:style-name="P24"><text:ruby text:style-name="Ru1"><text:ruby-base>家</text:ruby-base><text:ruby-text>か</text:ruby-text></text:ruby><text:ruby text:style-name="Ru1"><text:ruby-base>計</text:ruby-base><text:ruby-text>けい</text:ruby-text></text:ruby><text:span text:style-name="T1"> <text:s/>economía familiar</text:span></text:p>
          </table:table-cell>
        </table:table-row>
      </table:table>
      <text:p text:style-name="P7"/>
      <table:table table:name="Tabla61" table:style-name="Tabla61">
        <table:table-column table:style-name="Tabla61.A"/>
        <table:table-column table:style-name="Tabla61.B"/>
        <table:table-column table:style-name="Tabla61.C"/>
        <table:table-column table:style-name="Tabla61.D"/>
        <table:table-row>
          <table:table-cell table:style-name="Tabla61.A1" office:value-type="string">
            <text:p text:style-name="P15">服</text:p>
          </table:table-cell>
          <table:table-cell table:style-name="Tabla61.A1" office:value-type="string">
            <text:p text:style-name="P16">フク</text:p>
          </table:table-cell>
          <table:table-cell table:style-name="Tabla61.A1" office:value-type="string">
            <text:p text:style-name="P13"><text:ruby text:style-name="Ru1"><text:ruby-base><text:span text:style-name="T18">服</text:span></text:ruby-base><text:ruby-text>ふく</text:ruby-text></text:ruby> <text:s text:c="25"/>ropa</text:p>
          </table:table-cell>
          <table:table-cell table:style-name="Tabla61.D1" office:value-type="string">
            <text:p text:style-name="P36"/>
          </table:table-cell>
        </table:table-row>
      </table:table>
      <text:p text:style-name="P6"/>
      <table:table table:name="Tabla62" table:style-name="Tabla62">
        <table:table-column table:style-name="Tabla62.A"/>
        <table:table-column table:style-name="Tabla62.B"/>
        <table:table-column table:style-name="Tabla62.C"/>
        <table:table-column table:style-name="Tabla62.D"/>
        <table:table-row>
          <table:table-cell table:style-name="Tabla62.A1" table:number-rows-spanned="2" office:value-type="string">
            <text:p text:style-name="P15">板</text:p>
          </table:table-cell>
          <table:table-cell table:style-name="Tabla62.A1" office:value-type="string">
            <text:p text:style-name="P16">いた</text:p>
          </table:table-cell>
          <table:table-cell table:style-name="Tabla62.C1" office:value-type="string">
            <text:p text:style-name="P13"><text:ruby text:style-name="Ru1"><text:ruby-base><text:span text:style-name="T18">板</text:span></text:ruby-base><text:ruby-text>いた</text:ruby-text></text:ruby> <text:s text:c="22"/>tablero</text:p>
          </table:table-cell>
          <table:table-cell table:style-name="Tabla62.D1" office:value-type="string">
            <text:p text:style-name="P13"><text:span text:style-name="T18">まな</text:span><text:ruby text:style-name="Ru1"><text:ruby-base><text:span text:style-name="T18">板</text:span></text:ruby-base><text:ruby-text>いた</text:ruby-text></text:ruby> <text:s text:c="2"/>tabla de cortar</text:p>
          </table:table-cell>
        </table:table-row>
        <table:table-row>
          <table:covered-table-cell/>
          <table:table-cell table:style-name="Tabla62.B2" office:value-type="string">
            <text:p text:style-name="P16">バン</text:p>
          </table:table-cell>
          <table:table-cell table:style-name="Tabla62.C2" office:value-type="string">
            <text:p text:style-name="P13"><text:ruby text:style-name="Ru1"><text:ruby-base><text:span text:style-name="T18">黒</text:span></text:ruby-base><text:ruby-text>こく</text:ruby-text></text:ruby><text:ruby text:style-name="Ru1"><text:ruby-base><text:span text:style-name="T18">板</text:span></text:ruby-base><text:ruby-text>ばん</text:ruby-text></text:ruby><text:span text:style-name="T18"> </text:span><text:s text:c="17"/>pizarra</text:p>
          </table:table-cell>
          <table:table-cell table:style-name="Tabla62.D2" office:value-type="string">
            <text:p text:style-name="P18"/>
          </table:table-cell>
        </table:table-row>
      </table:table>
      <text:p text:style-name="P8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3" svg:font-family="Arial"/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2" svg:font-family="Arial" style:font-family-generic="swiss"/>
    <style:font-face style:name="ArialMT" svg:font-family="ArialMT" style:font-family-generic="swiss"/>
    <style:font-face style:name="Courier" svg:font-family="Courier" style:font-family-generic="modern" style:font-pitch="fixed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asian="SimSun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name-asian="SimSun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SimSun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73cm" fo:margin-bottom="0.766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 ^^</meta:initial-creator>
    <meta:creation-date>2011-04-09T11:49:25</meta:creation-date>
    <meta:generator>OpenOffice/4.0.1$Unix OpenOffice.org_project/401m5$Build-9714</meta:generator>
    <meta:editing-cycles>553</meta:editing-cycles>
    <meta:editing-duration>P11DT13H52M48S</meta:editing-duration>
    <dc:date>2014-03-24T18:11:20</dc:date>
    <meta:print-date>2014-03-17T23:59:17</meta:print-date>
    <dc:creator>manu tero</dc:creator>
    <meta:printed-by>manu tero</meta:printed-by>
    <meta:document-statistic meta:table-count="27" meta:image-count="0" meta:object-count="0" meta:page-count="3" meta:paragraph-count="157" meta:word-count="399" meta:character-count="2129"/>
  </office:meta>
</office:document-meta>
</file>